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5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5.738cm" fo:break-before="auto" style:use-optimal-row-height="true"/>
    </style:style>
    <style:style style:name="ro9" style:family="table-row">
      <style:table-row-properties style:row-height="6.212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9.056cm" fo:break-before="auto" style:use-optimal-row-height="true"/>
    </style:style>
    <style:style style:name="ro13" style:family="table-row">
      <style:table-row-properties style:row-height="2.895cm" fo:break-before="auto" style:use-optimal-row-height="true"/>
    </style:style>
    <style:style style:name="ro14" style:family="table-row">
      <style:table-row-properties style:row-height="3.844cm" fo:break-before="auto" style:use-optimal-row-height="true"/>
    </style:style>
    <style:style style:name="ro15" style:family="table-row">
      <style:table-row-properties style:row-height="3.369cm" fo:break-before="auto" style:use-optimal-row-height="tru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1.446cm" fo:break-before="auto" style:use-optimal-row-height="true"/>
    </style:style>
    <style:style style:name="ro20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3.21cm" fo:break-before="auto" style:use-optimal-row-height="true"/>
    </style:style>
    <style:style style:name="ro22" style:family="table-row">
      <style:table-row-properties style:row-height="4.711cm" fo:break-before="auto" style:use-optimal-row-height="true"/>
    </style:style>
    <style:style style:name="ro23" style:family="table-row">
      <style:table-row-properties style:row-height="2.106cm" fo:break-before="auto" style:use-optimal-row-height="true"/>
    </style:style>
    <style:style style:name="ro24" style:family="table-row">
      <style:table-row-properties style:row-height="1.711cm" fo:break-before="auto" style:use-optimal-row-height="true"/>
    </style:style>
    <style:style style:name="ro25" style:family="table-row">
      <style:table-row-properties style:row-height="2.027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ro27" style:family="table-row">
      <style:table-row-properties style:row-height="5.265cm" fo:break-before="auto" style:use-optimal-row-height="true"/>
    </style:style>
    <style:style style:name="ro28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4.948cm" fo:break-before="auto" style:use-optimal-row-height="true"/>
    </style:style>
    <style:style style:name="ro30" style:family="table-row">
      <style:table-row-properties style:row-height="1.053cm" fo:break-before="auto" style:use-optimal-row-height="true"/>
    </style:style>
    <style:style style:name="ro31" style:family="table-row">
      <style:table-row-properties style:row-height="6.054cm" fo:break-before="auto" style:use-optimal-row-height="true"/>
    </style:style>
    <style:style style:name="ro32" style:family="table-row">
      <style:table-row-properties style:row-height="2.29cm" fo:break-before="auto" style:use-optimal-row-height="true"/>
    </style:style>
    <style:style style:name="ro33" style:family="table-row">
      <style:table-row-properties style:row-height="0.974cm" fo:break-before="auto" style:use-optimal-row-height="true"/>
    </style:style>
    <style:style style:name="ro34" style:family="table-row">
      <style:table-row-properties style:row-height="0.947cm" fo:break-before="auto" style:use-optimal-row-height="true"/>
    </style:style>
    <style:style style:name="ro35" style:family="table-row">
      <style:table-row-properties style:row-height="1.842cm" fo:break-before="auto" style:use-optimal-row-height="true"/>
    </style:style>
    <style:style style:name="ro36" style:family="table-row">
      <style:table-row-properties style:row-height="0.499cm" fo:break-before="auto" style:use-optimal-row-height="true"/>
    </style:style>
    <style:style style:name="ro37" style:family="table-row">
      <style:table-row-properties style:row-height="1.395cm" fo:break-before="auto" style:use-optimal-row-height="true"/>
    </style:style>
    <style:style style:name="ro38" style:family="table-row">
      <style:table-row-properties style:row-height="2.764cm" fo:break-before="auto" style:use-optimal-row-height="true"/>
    </style:style>
    <style:style style:name="ro39" style:family="table-row">
      <style:table-row-properties style:row-height="4.316cm" fo:break-before="auto" style:use-optimal-row-height="true"/>
    </style:style>
    <style:style style:name="ro40" style:family="table-row">
      <style:table-row-properties style:row-height="0.552cm" fo:break-before="auto" style:use-optimal-row-height="true"/>
    </style:style>
    <style:style style:name="ro41" style:family="table-row">
      <style:table-row-properties style:row-height="3.316cm" fo:break-before="auto" style:use-optimal-row-height="true"/>
    </style:style>
    <style:style style:name="ro42" style:family="table-row">
      <style:table-row-properties style:row-height="4.133cm" fo:break-before="auto" style:use-optimal-row-height="true"/>
    </style:style>
    <style:style style:name="ro43" style:family="table-row">
      <style:table-row-properties style:row-height="1.86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0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111" style:family="table-cell" style:parent-style-name="Default" style:data-style-name="N0"/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start" fo:margin-left="0cm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15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11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1" fo:font-size="10pt" style:font-name-asian="Liberation Sans21" style:font-size-asian="10pt" style:font-name-complex="Liberation Sans21" style:font-size-complex="10pt"/>
    </style:style>
    <style:style style:name="ce117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2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3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4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5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2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32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3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34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86069" style:font-name="SFMono-Regular" style:font-name-asian="Calibri4" style:language-asian="ar" style:country-asian="SA" style:font-name-complex="SFMono-Regular" style:font-size-complex="10.5pt" style:language-complex="none" style:country-complex="none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39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4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5" style:font-name-complex="Calibri5"/>
    </style:style>
    <style:style style:name="ce14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5" style:font-weight-asian="bold" style:font-name-complex="Calibri5" style:font-weight-complex="bold"/>
    </style:style>
    <style:style style:name="ce14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5" style:font-weight-asian="bold" style:font-name-complex="Calibri5" style:font-weight-complex="bold"/>
    </style:style>
    <style:style style:name="ce1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4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4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5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51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5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5" style:font-weight-asian="bold" style:font-name-complex="Calibri5" style:font-weight-complex="bold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5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5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5" style:font-style-asian="italic" style:font-name-complex="Calibri5" style:font-style-complex="italic"/>
    </style:style>
    <style:style style:name="ce158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6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66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6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71" style:family="table-cell" style:parent-style-name="Default" style:data-style-name="N0"/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7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start" fo:margin-left="0cm"/>
    </style:style>
    <style:style style:name="ce7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76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7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1" fo:font-size="10pt" style:font-name-asian="Liberation Sans21" style:font-size-asian="10pt" style:font-name-complex="Liberation Sans21" style:font-size-complex="10pt"/>
    </style:style>
    <style:style style:name="ce7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8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86069" style:font-name="SFMono-Regular" style:font-name-asian="Calibri4" style:language-asian="ar" style:country-asian="SA" style:font-name-complex="SFMono-Regular" style:font-size-complex="10.5pt" style:language-complex="none" style:country-complex="none"/>
    </style:style>
    <style:style style:name="ce8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85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7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8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90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9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9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9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9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95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9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97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9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0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02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0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5" style:font-name-complex="Calibri5"/>
    </style:style>
    <style:style style:name="ce10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0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5" style:font-weight-asian="bold" style:font-name-complex="Calibri5" style:font-weight-complex="bold"/>
    </style:style>
    <style:style style:name="ce11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5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5" style:font-weight-asian="bold" style:font-name-complex="Calibri5" style:font-weight-complex="bold"/>
    </style:style>
    <style:style style:name="ce16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6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6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6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64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6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5" style:font-weight-asian="bold" style:font-name-complex="Calibri5" style:font-weight-complex="bold"/>
    </style:style>
    <style:style style:name="ce16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6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6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6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7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5" style:font-style-asian="italic" style:font-name-complex="Calibri5" style:font-style-complex="italic"/>
    </style:style>
    <style:style style:name="ce171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ans1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Liberation Sans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1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Liberation Sans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language="ru" fo:country="RU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5" style:family="text">
      <style:text-properties fo:color="#0d47a1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be480a"/>
    </style:style>
    <style:style style:name="T8" style:family="text">
      <style:text-properties fo:color="#ff0000"/>
    </style:style>
    <style:style style:name="T9" style:family="text">
      <style:text-properties fo:color="#3465a4"/>
    </style:style>
    <style:style style:name="T10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16" style:family="text">
      <style:text-properties fo:font-weight="bold" style:font-weight-asian="bold" style:font-weight-complex="bold"/>
    </style:style>
    <style:style style:name="T12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808080" fo:font-style="normal" style:font-style-asian="normal" style:font-style-complex="normal"/>
    </style:style>
    <style:style style:name="T1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18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19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1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22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3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24" style:family="text">
      <style:text-properties fo:color="#bf8f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69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70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71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72" style:family="text">
      <style:text-properties fo:color="#0d47a1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5" style:family="text">
      <style:text-properties fo:color="#0070c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26" style:family="text">
      <style:text-properties fo:color="#bf8f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7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28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9" style:family="text">
      <style:text-properties fo:color="#0d47a1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30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46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1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73" style:family="text"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32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3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34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5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6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7" style:family="text">
      <style:text-properties fo:color="#1b5e2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38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9" style:family="text">
      <style:text-properties fo:color="#1b5e2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40" style:family="text">
      <style:text-properties fo:color="#1b5e2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4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41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2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43" style:family="text">
      <style:text-properties fo:color="#0d47a1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44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45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8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49" style:family="text">
      <style:text-properties fo:color="#0d47a1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50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74" style:family="text">
      <style:text-properties fo:color="#000000" style:text-outline="false" style:text-line-through-style="none" style:text-line-through-type="none" style:font-name="Liberation Sans1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Liberation Sans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d47a1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52" style:family="text">
      <style:text-properties fo:color="#0070c0" style:text-outline="false" style:text-line-through-style="none" style:text-line-through-type="none" style:font-name="Verdana1" fo:font-size="10pt" fo:font-style="normal" fo:text-shadow="none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53" style:family="text">
      <style:text-properties fo:color="#c65911" style:text-outline="false" style:text-line-through-style="none" style:text-line-through-type="none" style:font-name="Verdana1" fo:font-size="10pt" fo:font-style="normal" fo:text-shadow="none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54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55" style:family="text"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75" style:family="text">
      <style:text-properties fo:color="#c9211e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6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7" style:family="text">
      <style:text-properties fo:color="#c9211e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8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9" style:family="text">
      <style:text-properties fo:color="#0070c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80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56" style:family="text"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57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58" style:family="text"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59" style:family="text">
      <style:text-properties fo:color="#0d47a1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60" style:family="text"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61" style:family="text">
      <style:text-properties fo:color="#d84315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62" style:family="text">
      <style:text-properties fo:color="#1b5e2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63" style:family="text">
      <style:text-properties fo:color="#d84315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64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65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66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67" style:family="text">
      <style:text-properties fo:color="#d84315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68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81" style:family="text">
      <style:text-properties fo:color="#d84315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82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34" style:family="text"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name-asian="Liberation Sans" style:font-size-asian="16pt" style:font-style-asian="normal" style:font-weight-asian="bold" style:font-name-complex="Liberation Sans" style:font-size-complex="16pt" style:font-style-complex="normal" style:font-weight-complex="bold"/>
    </style:style>
    <style:style style:name="T23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83" style:family="text">
      <style:text-properties fo:color="#242729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36" style:family="text">
      <style:text-properties fo:color="#242729" style:text-outline="false" style:text-line-through-style="none" style:text-line-through-type="none" style:font-name="inherit" fo:font-size="11pt" fo:font-style="normal" fo:text-shadow="none" style:text-underline-style="none" fo:font-weight="normal" style:font-name-asian="inherit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T237" style:family="text">
      <style:text-properties fo:color="#242729" style:text-outline="false" style:text-line-through-style="none" style:text-line-through-type="none" style:font-name="inherit" fo:font-size="11pt" fo:font-style="normal" fo:text-shadow="none" style:text-underline-style="none" fo:font-weight="normal" style:font-name-asian="inherit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T238" style:family="text">
      <style:text-properties fo:color="#242729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39" style:family="text">
      <style:text-properties fo:color="#242729" style:text-outline="false" style:text-line-through-style="none" style:text-line-through-type="none" style:font-name="inherit" fo:font-size="11pt" fo:font-style="normal" fo:text-shadow="none" style:text-underline-style="none" fo:font-weight="normal" style:font-name-asian="inherit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T84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85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7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8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9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0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1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2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3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4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5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6" style:family="text">
      <style:text-properties fo:color="#0097a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7" style:family="text">
      <style:text-properties fo:color="#388e3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8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9" style:family="text">
      <style:text-properties fo:color="#e64a19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0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1" style:family="text">
      <style:text-properties fo:color="#e64a19" style:text-outline="false" style:text-line-through-style="none" style:text-line-through-type="none" style:font-name="Liberation Sans" fo:font-size="11pt" fo:font-style="normal" fo:text-shadow="none" style:text-underline-style="none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2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1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2" style:family="text">
      <style:text-properties fo:color="#c62828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3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4" style:family="text">
      <style:text-properties fo:color="#33691e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6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7" style:family="text">
      <style:text-properties fo:color="#536df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8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9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0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1" style:family="text">
      <style:text-properties fo:color="#2e7d32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3" style:family="text">
      <style:text-properties fo:color="#33444d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2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3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4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5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6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7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8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9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0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1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2" style:family="text">
      <style:text-properties fo:color="#b71c1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3" style:family="text">
      <style:text-properties fo:color="#006064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4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4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5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5" style:family="text">
      <style:text-properties fo:color="#4a148c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6" style:family="text">
      <style:text-properties fo:color="#7030a0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7" style:family="text">
      <style:text-properties fo:color="#006064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8" style:family="text">
      <style:text-properties fo:color="#000000" style:text-outline="false" style:text-line-through-style="none" style:text-line-through-type="none" fo:font-size="6pt" fo:font-style="normal" fo:text-shadow="none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T129" style:family="text">
      <style:text-properties fo:color="#ff0000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0" style:family="text">
      <style:text-properties fo:color="#7030a0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1" style:family="text">
      <style:text-properties fo:color="#33691e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6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2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133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134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5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6" style:family="text">
      <style:text-properties fo:color="#c62828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7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8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9" style:family="text">
      <style:text-properties fo:color="#d32f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8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d47a1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e64a19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d84315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33691e" style:text-outline="false" style:text-line-through-style="none" style:text-line-through-type="none" style:font-name="Calibri" fo:font-size="11pt" fo:language="ru" fo:country="RU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color="#55308d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color="#ed4c05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color="#127622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color="#006064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color="#33691e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3" style:family="text">
      <style:text-properties fo:color="#0d47a1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4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5" style:family="text">
      <style:text-properties fo:color="#e64a19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6" style:family="text">
      <style:text-properties fo:color="#d84315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0" style:family="text">
      <style:text-properties fo:color="#d84315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3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7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8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9" style:family="text">
      <style:text-properties fo:color="#e651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1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2" style:family="text">
      <style:text-properties fo:color="#ef6c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0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1" style:family="text">
      <style:text-properties fo:color="#ff408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2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3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4" style:family="text">
      <style:text-properties fo:color="#e651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3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4" style:family="text">
      <style:text-properties fo:color="#ff408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5" style:family="text">
      <style:text-properties fo:color="#e651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5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6" style:family="text">
      <style:text-properties fo:color="#c2185b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6" style:family="text">
      <style:text-properties fo:color="#880e4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7" style:family="text">
      <style:text-properties fo:color="#c2185b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7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8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8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2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9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32" style:family="text">
      <style:text-properties fo:color="#b71c1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9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0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1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2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4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9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1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2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3" style:family="text">
      <style:text-properties fo:color="#d500f9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9" style:family="text">
      <style:text-properties fo:color="#ff408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0" style:family="text">
      <style:text-properties fo:color="#d500f9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4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5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6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7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8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9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0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1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2" style:family="text">
      <style:text-properties fo:color="#5d403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3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4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5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6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1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2" style:family="text">
      <style:text-properties fo:color="#d32f2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3" style:family="text">
      <style:text-properties fo:color="#ef6c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7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8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0" style:family="text">
      <style:text-properties fo:color="#c62828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1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2" style:family="text">
      <style:text-properties fo:color="#4527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4" style:family="text">
      <style:text-properties fo:color="#ad145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5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6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7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8" style:family="text">
      <style:text-properties fo:color="#0097a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9" style:family="text">
      <style:text-properties fo:color="#1b5e2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0" style:family="text">
      <style:text-properties fo:color="#388e3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1" style:family="text">
      <style:text-properties fo:color="#0070c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4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5" style:family="text">
      <style:text-properties fo:color="#c62828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3" style:family="text">
      <style:text-properties fo:color="#d84315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4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5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6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7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8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9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20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2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4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5" style:family="text">
      <style:text-properties fo:color="#33691e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6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7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9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0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1" style:family="text">
      <style:text-properties fo:color="#558b2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3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6" style:family="text">
      <style:text-properties fo:color="#b71c1c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7" style:family="text">
      <style:text-properties fo:color="#1b5e2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8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9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weight-complex="bold" style:font-weight-asian="bold" style:font-size-complex="11pt" style:font-size-asian="11pt" style:font-name-complex="Liberation Sans1" style:font-name="Liberation Sans1"/>
    </style:style>
    <style:style style:name="T317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normal" style:font-weight-asian="normal" style:font-weight-complex="normal"/>
    </style:style>
    <style:style style:name="T318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bold" style:font-weight-asian="bold" style:font-weight-complex="bold"/>
    </style:style>
    <style:style style:name="T319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/>
    </style:style>
    <style:style style:name="T320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font-weight-complex="normal" style:font-weight-asian="normal" style:font-size-complex="11pt" style:font-size-asian="11pt" style:text-outline="false" fo:color="#0d47a1" style:font-name="Liberation Sans" fo:font-size="11pt" style:font-name-asian="Liberation Sans" fo:text-shadow="none" style:font-style-asian="normal" style:font-style-complex="normal" style:text-line-through-type="none" style:font-name-complex="Liberation Sans" fo:font-style="normal" style:text-underline-style="none" style:text-underline-color="font-color" fo:font-weight="normal"/>
    </style:style>
    <style:style style:name="T321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font-weight-complex="normal" style:font-weight-asian="normal" style:font-size-complex="11pt" style:font-size-asian="11pt" style:text-outline="false" fo:font-size="11pt" fo:text-shadow="none" style:font-style-asian="normal" style:font-style-complex="normal" style:text-line-through-type="none" fo:font-style="normal" style:text-underline-style="none" style:text-underline-color="font-color" fo:font-weight="normal" fo:color="#000000" style:font-name="Liberation Sans1" style:font-name-asian="Liberation Sans1" style:font-name-complex="Liberation Sans1"/>
    </style:style>
    <style:style style:name="T322" style:family="text">
      <style:text-properties fo:color="#be480a"/>
    </style:style>
    <style:style style:name="T323" style:family="text">
      <style:text-properties fo:color="#ff0000"/>
    </style:style>
    <style:style style:name="T324" style:family="text">
      <style:text-properties fo:color="#3465a4"/>
    </style:style>
    <style:style style:name="T32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6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27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28" style:family="text">
      <style:text-properties fo:font-style="normal" style:font-style-asian="normal" style:font-style-complex="normal" fo:color="#808080"/>
    </style:style>
    <style:style style:name="T329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0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31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332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333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34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335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336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337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38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39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40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4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342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343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344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345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346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347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348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349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350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51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52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353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54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355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356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357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358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359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6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61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362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363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364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65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366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367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68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69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370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7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37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37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374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375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376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77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378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37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38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38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382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383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384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385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386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387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88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89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90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39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39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39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39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39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396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97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9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39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40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40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40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40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40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40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40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40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0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409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10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11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412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413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41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41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41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41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41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41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2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42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42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42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42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42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42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42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428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2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3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43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3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43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43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3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43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43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438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439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440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441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442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443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444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445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446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44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44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44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45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451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452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453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454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455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456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457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458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459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460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461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462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463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464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465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466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467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468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469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47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7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47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47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47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47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47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47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47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7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48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48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48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48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484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485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486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487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488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48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90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491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92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493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49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49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49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497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498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499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500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501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502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503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50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0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506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07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508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509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51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1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51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51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514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1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1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51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51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51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52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52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52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52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524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2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526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2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2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52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53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53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53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53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53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535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536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537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538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53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540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41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542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54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4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54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54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547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548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549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550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551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552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55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554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55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5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55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5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55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6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56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6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56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6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56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56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56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56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56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57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57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7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7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574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7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57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57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7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79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80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8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58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" style:font-name="Liberation Sans"/>
    </style:style>
    <style:style style:name="T583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bold" style:font-weight-asian="bold" style:font-weight-complex="bold"/>
    </style:style>
    <style:style style:name="T584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75"/>
        <table:table-column table:style-name="co2" table:default-cell-style-name="ce75"/>
        <table:table-column table:style-name="co3" table:number-columns-repeated="62" table:default-cell-style-name="ce75"/>
        <table:table-column table:style-name="co4" table:number-columns-repeated="960" table:default-cell-style-name="ce71"/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65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65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УСТАНОВКА И ДЕИНСТАЛЛЯЦИЯ ПАКЕТОВ</text:p>
          </table:table-cell>
          <table:table-cell table:style-name="ce66"/>
          <table:table-cell table:number-columns-repeated="1022"/>
        </table:table-row>
        <table:table-row table:style-name="ro3">
          <table:table-cell table:style-name="ce65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65"/>
          <table:table-cell table:number-columns-repeated="1022"/>
        </table:table-row>
        <table:table-row table:style-name="ro2">
          <table:table-cell table:style-name="ce65" office:value-type="string" calcext:value-type="string">
            <text:p>/var/log</text:p>
          </table:table-cell>
          <table:table-cell table:style-name="ce65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dmesg</text:p>
          </table:table-cell>
          <table:table-cell table:style-name="ce65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ТЕРМИНАЛ gnome-terminal</text:p>
          </table:table-cell>
          <table:table-cell table:style-name="ce66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udo !!</text:p>
          </table:table-cell>
          <table:table-cell table:style-name="ce65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Ctrl+'+' <text:s/>или Ctrl+9</text:p>
          </table:table-cell>
          <table:table-cell table:style-name="ce65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hift+C</text:p>
          </table:table-cell>
          <table:table-cell table:style-name="ce65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hift+Insert</text:p>
          </table:table-cell>
          <table:table-cell table:style-name="ce65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Ctrl+Alt+F3</text:p>
          </table:table-cell>
          <table:table-cell table:style-name="ce65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Ctrl+Alt+F1</text:p>
          </table:table-cell>
          <table:table-cell table:style-name="ce65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clear</text:p>
          </table:table-cell>
          <table:table-cell table:style-name="ce65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xrandr</text:p>
          </table:table-cell>
          <table:table-cell table:style-name="ce65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xrandr -s 1024x768</text:p>
          </table:table-cell>
          <table:table-cell table:style-name="ce65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sudo</text:p>
          </table:table-cell>
          <table:table-cell table:style-name="ce65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67" office:value-type="string" calcext:value-type="string">
            <text:p>echo Привет</text:p>
          </table:table-cell>
          <table:table-cell table:style-name="ce65" office:value-type="string" calcext:value-type="string">
            <text:p><text:span text:style-name="T329">напечатать что-то (БЕЗ КАВЫЧЕК)</text:span> на экране </text:p>
            <text:p>или в файл, если после указать "&gt;" и имя файла.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65" office:value-type="string" calcext:value-type="string">
            <text:p>man -k &lt;интересующая команда keyword или её кусок&gt;</text:p>
          </table:table-cell>
          <table:table-cell table:style-name="ce65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whatis &lt;интересующая команда или её кусок&gt;</text:p>
          </table:table-cell>
          <table:table-cell table:style-name="ce65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4">
          <table:table-cell table:style-name="ce67" office:value-type="string" calcext:value-type="string">
            <text:p>command1 &amp;&amp; command2 &amp;&amp; command3</text:p>
          </table:table-cell>
          <table:table-cell table:style-name="ce65" office:value-type="string" calcext:value-type="string">
            <text:p>Выполнить несколько комманд подряд, каждая будет выполняться ТОЛЬКО если предыдущая не дала Ненулувой выходной код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command1; command2; command3</text:p>
          </table:table-cell>
          <table:table-cell table:style-name="ce65" office:value-type="string" calcext:value-type="string">
            <text:p>Выполнить несколько комманд подряд НЕЗАВИСИМО друг от друга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<text:span text:style-name="T316">command1</text:span><text:span text:style-name="T317">  |  </text:span><text:span text:style-name="T318">command2</text:span></text:p>
          </table:table-cell>
          <table:table-cell table:style-name="ce65" office:value-type="string" calcext:value-type="string">
            <text:p>| - 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5">
          <table:table-cell table:style-name="ce68" office:value-type="string" calcext:value-type="string">
            <text:p>ПАМЯТЬ И ПРОЦЕССЫ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67" office:value-type="string" calcext:value-type="string">
            <text:p>ps</text:p>
          </table:table-cell>
          <table:table-cell table:style-name="ce65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ps x</text:p>
          </table:table-cell>
          <table:table-cell table:style-name="ce65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ps &lt;имя пользователя&gt;</text:p>
          </table:table-cell>
          <table:table-cell table:style-name="ce65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ps -aux</text:p>
          </table:table-cell>
          <table:table-cell table:style-name="ce65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ps -aux | grep denis</text:p>
          </table:table-cell>
          <table:table-cell table:style-name="ce65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kill</text:p>
          </table:table-cell>
          <table:table-cell table:style-name="ce65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killall &lt;имя/id процесса&gt;</text:p>
          </table:table-cell>
          <table:table-cell table:style-name="ce65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19">kill </text:span><text:span text:style-name="T320">-STOP</text:span><text:span text:style-name="T321"> &lt;имя/id процесса&gt;</text:span></text:p>
          </table:table-cell>
          <table:table-cell table:style-name="ce65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19">kill </text:span><text:span text:style-name="T320">-CONT</text:span><text:span text:style-name="T321"> &lt;имя/id процесса&gt;</text:span></text:p>
          </table:table-cell>
          <table:table-cell table:style-name="ce65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/>
          <table:table-cell table:style-name="ce65" office:value-type="string" calcext:value-type="string">
            <text:p><text:span text:style-name="T329">SIGINT </text:span>остановить процесс мягко, послав ему сигнал Ctrl+C</text:p>
          </table:table-cell>
          <table:table-cell table:number-columns-repeated="1022"/>
        </table:table-row>
        <table:table-row table:style-name="ro3">
          <table:table-cell table:style-name="ce65" office:value-type="string" calcext:value-type="string">
            <text:p>kill -TERM &lt;имя/id процесса&gt;</text:p>
          </table:table-cell>
          <table:table-cell table:style-name="ce65" office:value-type="string" calcext:value-type="string">
            <text:p>SIGTERM - немедленно завершает процесс, </text:p>
            <text:p>но обрабатывается программой, </text:p>
            <text:p>поэтому позволяет ей завершить дочерние процессы и освободить все ресурсы;</text:p>
          </table:table-cell>
          <table:table-cell table:number-columns-repeated="1022"/>
        </table:table-row>
        <table:table-row table:style-name="ro3">
          <table:table-cell table:style-name="ce65" office:value-type="string" calcext:value-type="string">
            <text:p>kill -KILL &lt;имя/id процесса&gt;</text:p>
          </table:table-cell>
          <table:table-cell table:style-name="ce65" office:value-type="string" calcext:value-type="string">
            <text:p>SIGKILL - тоже немедленно завершает процесс, но, в отличие от предыдущего варианта, он не передается самому процессу, а обрабатывается ядром. Поэтому ресурсы и дочерние процессы остаются запущенными.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fg</text:p>
          </table:table-cell>
          <table:table-cell table:style-name="ce65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Ctrl+С</text:p>
          </table:table-cell>
          <table:table-cell table:style-name="ce65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Ctrl+Z</text:p>
          </table:table-cell>
          <table:table-cell table:style-name="ce65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67" office:value-type="string" calcext:value-type="string">
            <text:p>top</text:p>
          </table:table-cell>
          <table:table-cell table:style-name="ce65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hift+P</text:p>
          </table:table-cell>
          <table:table-cell table:style-name="ce65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hift+M</text:p>
          </table:table-cell>
          <table:table-cell table:style-name="ce65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free -h</text:p>
          </table:table-cell>
          <table:table-cell table:style-name="ce65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shutdown</text:p>
          </table:table-cell>
          <table:table-cell table:style-name="ce65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udo reboot now</text:p>
          </table:table-cell>
          <table:table-cell table:style-name="ce65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СЛУЖБЫ (скрытые фоновые процессы)</text:p>
          </table:table-cell>
          <table:table-cell table:style-name="ce66"/>
          <table:table-cell table:number-columns-repeated="1022"/>
        </table:table-row>
        <table:table-row table:style-name="ro2">
          <table:table-cell table:style-name="ce69" office:value-type="string" calcext:value-type="string">
            <text:p>systemctl <text:span text:style-name="T322">опции</text:span> <text:span text:style-name="T323">команда</text:span> <text:span text:style-name="T324">служба служба</text:span></text:p>
          </table:table-cell>
          <table:table-cell table:style-name="ce69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ystemctl stop predictive</text:p>
          </table:table-cell>
          <table:table-cell table:style-name="ce65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25">systemctl </text:span>list-units</text:p>
          </table:table-cell>
          <table:table-cell table:style-name="ce65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325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25">systemctl </text:span>start service</text:p>
          </table:table-cell>
          <table:table-cell table:style-name="ce65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25">systemctl </text:span>restart …</text:p>
          </table:table-cell>
          <table:table-cell table:style-name="ce65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25">systemctl </text:span>try-restart …</text:p>
          </table:table-cell>
          <table:table-cell table:style-name="ce65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<text:span text:style-name="T325">systemctl </text:span>reload-or-restart …</text:p>
          </table:table-cell>
          <table:table-cell table:style-name="ce65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25">systemctl </text:span>enable …</text:p>
          </table:table-cell>
          <table:table-cell table:style-name="ce65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25">systemctl </text:span>disable …</text:p>
          </table:table-cell>
          <table:table-cell table:style-name="ce65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25">systemctl </text:span>is-enabled </text:p>
          </table:table-cell>
          <table:table-cell table:style-name="ce65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25">systemctl </text:span>snapsot</text:p>
          </table:table-cell>
          <table:table-cell table:style-name="ce65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25">systemctl </text:span>daemon-reload</text:p>
          </table:table-cell>
          <table:table-cell table:style-name="ce65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9" office:value-type="string" calcext:value-type="string">
            <text:p>Units (юниты)</text:p>
          </table:table-cell>
          <table:table-cell table:style-name="ce69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НАВИГАЦИЯ И ПОИСК.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67" office:value-type="string" calcext:value-type="string">
            <text:p>cd</text:p>
          </table:table-cell>
          <table:table-cell table:style-name="ce65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cd .</text:p>
          </table:table-cell>
          <table:table-cell table:style-name="ce65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cd ..</text:p>
          </table:table-cell>
          <table:table-cell table:style-name="ce65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cd ../..</text:p>
          </table:table-cell>
          <table:table-cell table:style-name="ce65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cd ~</text:p>
          </table:table-cell>
          <table:table-cell table:style-name="ce65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pwd</text:p>
          </table:table-cell>
          <table:table-cell table:style-name="ce65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ls</text:p>
          </table:table-cell>
          <table:table-cell table:style-name="ce65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ls -la</text:p>
          </table:table-cell>
          <table:table-cell table:style-name="ce65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sudo ls -la -R /</text:p>
          </table:table-cell>
          <table:table-cell table:style-name="ce65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locate &lt;имя файла/папки&gt;</text:p>
          </table:table-cell>
          <table:table-cell table:style-name="ce65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whereis &lt;имя файла/папки&gt;</text:p>
          </table:table-cell>
          <table:table-cell table:style-name="ce65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find /home -name "&lt;имя файла/папки&gt;"</text:p>
          </table:table-cell>
          <table:table-cell table:style-name="ce65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-i</text:p>
          </table:table-cell>
          <table:table-cell table:style-name="ce65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cd /media/cdrom</text:p>
          </table:table-cell>
          <table:table-cell table:style-name="ce65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РАБОТА С ФАЙЛАМИ И ПАПКАМИ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67" office:value-type="string" calcext:value-type="string">
            <text:p>mkdir</text:p>
          </table:table-cell>
          <table:table-cell table:style-name="ce65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mkdir -p Dir4/Dir5</text:p>
          </table:table-cell>
          <table:table-cell table:style-name="ce65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67" office:value-type="string" calcext:value-type="string">
            <text:p>touch</text:p>
          </table:table-cell>
          <table:table-cell table:style-name="ce65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rm</text:p>
          </table:table-cell>
          <table:table-cell table:style-name="ce65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rmdir</text:p>
          </table:table-cell>
          <table:table-cell table:style-name="ce65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rmdir -p dir1/dir2/dir3</text:p>
          </table:table-cell>
          <table:table-cell table:style-name="ce65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-i</text:p>
          </table:table-cell>
          <table:table-cell table:style-name="ce65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0" office:value-type="string" calcext:value-type="string">
            <text:p>rm -R</text:p>
          </table:table-cell>
          <table:table-cell table:style-name="ce65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0" office:value-type="string" calcext:value-type="string">
            <text:p>sudo rm -R /</text:p>
          </table:table-cell>
          <table:table-cell table:style-name="ce65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cat</text:p>
          </table:table-cell>
          <table:table-cell table:style-name="ce65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more</text:p>
          </table:table-cell>
          <table:table-cell table:style-name="ce65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67" office:value-type="string" calcext:value-type="string">
            <text:p>less</text:p>
          </table:table-cell>
          <table:table-cell table:style-name="ce65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26">cp</text:span> &lt;название файла&gt; &lt;путь, куда копируем&gt;</text:p>
          </table:table-cell>
          <table:table-cell table:style-name="ce65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cp hello*.*</text:p>
          </table:table-cell>
          <table:table-cell table:style-name="ce65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cp hello?.*</text:p>
          </table:table-cell>
          <table:table-cell table:style-name="ce65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cp -R Dir2 Dir 4</text:p>
          </table:table-cell>
          <table:table-cell table:style-name="ce65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-v</text:p>
          </table:table-cell>
          <table:table-cell table:style-name="ce65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67" office:value-type="string" calcext:value-type="string">
            <text:p>mv</text:p>
          </table:table-cell>
          <table:table-cell table:style-name="ce65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mv text.txt .text.txt</text:p>
          </table:table-cell>
          <table:table-cell table:style-name="ce65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mv &lt;file name&gt; &lt;folder name&gt;/</text:p>
          </table:table-cell>
          <table:table-cell table:style-name="ce65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mv &lt;file name&gt; ..</text:p>
          </table:table-cell>
          <table:table-cell table:style-name="ce65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df /work</text:p>
          </table:table-cell>
          <table:table-cell table:style-name="ce65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df /root</text:p>
          </table:table-cell>
          <table:table-cell table:style-name="ce65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df -Th | grep "^/dev"</text:p>
          </table:table-cell>
          <table:table-cell table:style-name="ce65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lsblk -f</text:p>
          </table:table-cell>
          <table:table-cell table:style-name="ce65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4">
          <table:table-cell table:style-name="ce67" office:value-type="string" calcext:value-type="string">
            <text:p>mc</text:p>
          </table:table-cell>
          <table:table-cell table:style-name="ce65" office:value-type="string" calcext:value-type="string">
            <text:p><text:span text:style-name="T16">Открыть коммандер прямо в терминале ))</text:span></text:p>
            <text:p>Если его нет, то <text:span text:style-name="T16">sudo apt install mc</text:span></text:p>
          </table:table-cell>
          <table:table-cell table:number-columns-repeated="1022"/>
        </table:table-row>
        <table:table-row table:style-name="ro1" table:number-rows-repeated="6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ЗАПИСЬ В ФАЙЛЫ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65" office:value-type="string" calcext:value-type="string">
            <text:p>gedit</text:p>
          </table:table-cell>
          <table:table-cell table:style-name="ce65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71" table:number-columns-repeated="2"/>
          <table:table-cell table:number-columns-repeated="1022"/>
        </table:table-row>
        <table:table-row table:style-name="ro2">
          <table:table-cell table:style-name="ce67" office:value-type="string" calcext:value-type="string">
            <text:p>nano</text:p>
          </table:table-cell>
          <table:table-cell table:style-name="ce65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8">
          <table:table-cell table:style-name="ce65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65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Ctrl-K (или F9)</text:p>
          </table:table-cell>
          <table:table-cell table:style-name="ce65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комбинация Alt-6</text:p>
          </table:table-cell>
          <table:table-cell table:style-name="ce65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Ctrl-U или F10</text:p>
          </table:table-cell>
          <table:table-cell table:style-name="ce65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pico</text:p>
          </table:table-cell>
          <table:table-cell table:style-name="ce65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vi</text:p>
          </table:table-cell>
          <table:table-cell table:style-name="ce65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9">
          <table:table-cell table:style-name="ce65" office:value-type="string" calcext:value-type="string">
            <text:p>sed</text:p>
          </table:table-cell>
          <table:table-cell table:style-name="ce65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ЯРЛЫКИ, СОРТИНГ, РЕГУЛЯРНЫЕ ВЫРАЖЕНИЯ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65" office:value-type="string" calcext:value-type="string">
            <text:p>ln -s</text:p>
          </table:table-cell>
          <table:table-cell table:style-name="ce65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10">
          <table:table-cell table:style-name="ce67" office:value-type="string" calcext:value-type="string">
            <text:p>ln</text:p>
          </table:table-cell>
          <table:table-cell table:style-name="ce65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10">
          <table:table-cell table:style-name="ce65" office:value-type="string" calcext:value-type="string">
            <text:p>wc &lt;имя файла&gt;</text:p>
          </table:table-cell>
          <table:table-cell table:style-name="ce65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ort &lt;имя файла с данными&gt;</text:p>
          </table:table-cell>
          <table:table-cell table:style-name="ce65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-n</text:p>
          </table:table-cell>
          <table:table-cell table:style-name="ce65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65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атрибут -f 3</text:p>
          </table:table-cell>
          <table:table-cell table:style-name="ce65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26">grep</text:span> &lt;искомый текст&gt; &lt;папка/файл&gt;</text:p>
          </table:table-cell>
          <table:table-cell table:style-name="ce65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grep -E "[A-Za-z].gov" mydatafile.txt</text:p>
          </table:table-cell>
          <table:table-cell table:style-name="ce65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grep -E "[A-Za-z]*.gov" mydatafile.txt</text:p>
          </table:table-cell>
          <table:table-cell table:style-name="ce65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grep -E "(kgb.gov|intel.com)"</text:p>
          </table:table-cell>
          <table:table-cell table:style-name="ce65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ЕРЕНАПРАВЛЕНИЕ ВЫВОДА/ВВОДА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65" office:value-type="string" calcext:value-type="string">
            <text:p>read</text:p>
          </table:table-cell>
          <table:table-cell table:style-name="ce65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read &lt;имя переменной&gt;</text:p>
          </table:table-cell>
          <table:table-cell table:style-name="ce65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ort names.txt</text:p>
          </table:table-cell>
          <table:table-cell table:style-name="ce65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10">
          <table:table-cell table:style-name="ce65" office:value-type="string" calcext:value-type="string">
            <text:p>sort names.txt &gt; sorted.txt</text:p>
          </table:table-cell>
          <table:table-cell table:style-name="ce65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»</text:p>
          </table:table-cell>
          <table:table-cell table:style-name="ce65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2&gt;</text:p>
          </table:table-cell>
          <table:table-cell table:style-name="ce65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2&gt; errors.txt</text:p>
          </table:table-cell>
          <table:table-cell table:style-name="ce65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grep anton /etc/* 2&gt; /dev/null</text:p>
          </table:table-cell>
          <table:table-cell table:style-name="ce65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grep anton /etc/* &gt; good.txt 2&gt; errors.txt</text:p>
          </table:table-cell>
          <table:table-cell table:style-name="ce65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grep anton /etc/* &amp;&gt; allresults.txt</text:p>
          </table:table-cell>
          <table:table-cell table:style-name="ce65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АРХИВИРОВАНИЕ И КОМПРЕССИЯ ДАННЫХ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65" office:value-type="string" calcext:value-type="string">
            <text:p>tar</text:p>
          </table:table-cell>
          <table:table-cell table:style-name="ce65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<text:span text:style-name="T326">tar</text:span> cvf mytar.tar Folder1</text:p>
          </table:table-cell>
          <table:table-cell table:style-name="ce65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tar tf mytar.tar</text:p>
          </table:table-cell>
          <table:table-cell table:style-name="ce65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tar xvf mytar.tar</text:p>
          </table:table-cell>
          <table:table-cell table:style-name="ce65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10">
          <table:table-cell table:style-name="ce65" office:value-type="string" calcext:value-type="string">
            <text:p><text:span text:style-name="T326">gzip</text:span> mytar.tar</text:p>
          </table:table-cell>
          <table:table-cell table:style-name="ce65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gunzip mytar.tar.gz</text:p>
          </table:table-cell>
          <table:table-cell table:style-name="ce65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26">bzip2</text:span> mytar.tar</text:p>
          </table:table-cell>
          <table:table-cell table:style-name="ce65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bunzip2 mytar.tar.bz2</text:p>
          </table:table-cell>
          <table:table-cell table:style-name="ce65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26">xz</text:span> и unxz</text:p>
          </table:table-cell>
          <table:table-cell table:style-name="ce65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67" office:value-type="string" calcext:value-type="string">
            <text:p>tar cvzf mytar.tar Folder1</text:p>
          </table:table-cell>
          <table:table-cell table:style-name="ce73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73"/>
          <table:table-cell table:number-columns-repeated="1022"/>
        </table:table-row>
        <table:table-row table:style-name="ro4">
          <table:table-cell table:style-name="ce67" office:value-type="string" calcext:value-type="string">
            <text:p>zip -r myZIP.zip Folder1</text:p>
          </table:table-cell>
          <table:table-cell table:style-name="ce73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unzip myZIP.zip</text:p>
          </table:table-cell>
          <table:table-cell table:style-name="ce65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ОЛЬЗОВАТЕЛИ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65" office:value-type="string" calcext:value-type="string">
            <text:p>cat /etc/passwd</text:p>
          </table:table-cell>
          <table:table-cell table:style-name="ce65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whoami</text:p>
          </table:table-cell>
          <table:table-cell table:style-name="ce65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<text:span text:style-name="T326">su</text:span> &lt;имя юзера&gt;</text:p>
          </table:table-cell>
          <table:table-cell table:style-name="ce65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exit</text:p>
          </table:table-cell>
          <table:table-cell table:style-name="ce65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logout</text:p>
          </table:table-cell>
          <table:table-cell table:style-name="ce65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id &lt;имя юзера&gt;</text:p>
          </table:table-cell>
          <table:table-cell table:style-name="ce65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last</text:p>
          </table:table-cell>
          <table:table-cell table:style-name="ce65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who</text:p>
          </table:table-cell>
          <table:table-cell table:style-name="ce65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w</text:p>
          </table:table-cell>
          <table:table-cell table:style-name="ce65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udo <text:span text:style-name="T326">useradd</text:span> -m &lt;имя пользователя&gt;</text:p>
          </table:table-cell>
          <table:table-cell table:style-name="ce65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udo passwd &lt;имя пользователя&gt;</text:p>
          </table:table-cell>
          <table:table-cell table:style-name="ce65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/etc/skel/</text:p>
          </table:table-cell>
          <table:table-cell table:style-name="ce65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udo userdel -r &lt;имя пользователя&gt;</text:p>
          </table:table-cell>
          <table:table-cell table:style-name="ce65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udo groupadd &lt;имя группы&gt;</text:p>
          </table:table-cell>
          <table:table-cell table:style-name="ce65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sudo groupdel &lt;имя группы&gt;</text:p>
          </table:table-cell>
          <table:table-cell table:style-name="ce65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sudo <text:span text:style-name="T326">usermod</text:span> <text:span text:style-name="T327">-aG</text:span> &lt;имя группы&gt; &lt;имя пользователя&gt;</text:p>
          </table:table-cell>
          <table:table-cell table:style-name="ce65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udo deluser &lt;имя группы&gt; &lt;имя пользователя&gt;</text:p>
          </table:table-cell>
          <table:table-cell table:style-name="ce65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СЕТЬ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65" office:value-type="string" calcext:value-type="string">
            <text:p>env | grep proxy</text:p>
          </table:table-cell>
          <table:table-cell table:style-name="ce65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10">
          <table:table-cell table:style-name="ce65" office:value-type="string" calcext:value-type="string">
            <text:p>ifconfig</text:p>
          </table:table-cell>
          <table:table-cell table:style-name="ce65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iwconfig</text:p>
          </table:table-cell>
          <table:table-cell table:style-name="ce65" office:value-type="string" calcext:value-type="string">
            <text:p>настройки роутера, в том числе PowerManagement: on или off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lshw -C network</text:p>
          </table:table-cell>
          <table:table-cell table:style-name="ce65" office:value-type="string" calcext:value-type="string">
            <text:p>информация об интернет-роутере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netstat -antu</text:p>
          </table:table-cell>
          <table:table-cell table:style-name="ce65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ifconfig</text:p>
          </table:table-cell>
          <table:table-cell table:style-name="ce65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ip addr show</text:p>
          </table:table-cell>
          <table:table-cell table:style-name="ce65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route</text:p>
          </table:table-cell>
          <table:table-cell table:style-name="ce65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ping</text:p>
          </table:table-cell>
          <table:table-cell table:style-name="ce65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2">
          <table:table-cell table:style-name="ce72" office:value-type="string" calcext:value-type="string">
            <text:p><text:a xlink:href="https://linuxrussia.com/openvpn-gui-clients.html" xlink:type="simple">https://linuxrussia.com/openvpn-gui-clients.html</text:a></text:p>
          </table:table-cell>
          <table:table-cell table:style-name="ce72" office:value-type="string" calcext:value-type="string">
            <text:p>инструкция, как подключить openvpn в Linux</text:p>
          </table:table-cell>
          <table:table-cell table:number-columns-repeated="1022"/>
        </table:table-row>
        <table:table-row table:style-name="ro1">
          <table:table-cell table:style-name="ce72" table:number-columns-repeated="2"/>
          <table:table-cell table:number-columns-repeated="1022"/>
        </table:table-row>
        <table:table-row table:style-name="ro2">
          <table:table-cell table:style-name="ce72" office:value-type="string" calcext:value-type="string">
            <text:p>sudo route -n</text:p>
          </table:table-cell>
          <table:table-cell table:style-name="ce72" office:value-type="string" calcext:value-type="string">
            <text:p>увидеть соединения, в том числе vpn</text:p>
          </table:table-cell>
          <table:table-cell table:number-columns-repeated="1022"/>
        </table:table-row>
        <table:table-row table:style-name="ro11">
          <table:table-cell table:style-name="ce73" office:value-type="string" calcext:value-type="string">
            <text:p>sudo route del -net 0.0.0.0 gw 172.31.20.209 netmask 0.0.0.0 dev tun0</text:p>
          </table:table-cell>
          <table:table-cell table:style-name="ce65" office:value-type="string" calcext:value-type="string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  <text:p><text:span text:style-name="T329">172.31.20.209 заменяем на наш ip от vpn</text:span>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РАВА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65" office:value-type="string" calcext:value-type="string">
            <text:p>rwx</text:p>
          </table:table-cell>
          <table:table-cell table:style-name="ce65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r--</text:p>
          </table:table-cell>
          <table:table-cell table:style-name="ce65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sudo chown &lt;имя пользователя&gt; &lt;имя файла/папки&gt;</text:p>
          </table:table-cell>
          <table:table-cell table:style-name="ce65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udo chgrp &lt;имя группы&gt; &lt;имя файла/папки&gt;</text:p>
          </table:table-cell>
          <table:table-cell table:style-name="ce65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udo chmod o+x &lt;имя файла/папки&gt;</text:p>
          </table:table-cell>
          <table:table-cell table:style-name="ce65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sudo chmod u+x, g-w, o+r &lt;имя файла/папки&gt;</text:p>
          </table:table-cell>
          <table:table-cell table:style-name="ce65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chmod ugo=r &lt;имя файла/папки&gt;</text:p>
          </table:table-cell>
          <table:table-cell table:style-name="ce65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r = 4, w = 2, x = 1</text:p>
          </table:table-cell>
          <table:table-cell table:style-name="ce65"/>
          <table:table-cell table:number-columns-repeated="1022"/>
        </table:table-row>
        <table:table-row table:style-name="ro4">
          <table:table-cell table:style-name="ce65" office:value-type="string" calcext:value-type="string">
            <text:p>rwx = 7, rw- = 6, r-x = 5, r-- = 4, -wx = 3, -w- = 2, --x = 1, --- = 0</text:p>
          </table:table-cell>
          <table:table-cell table:style-name="ce65"/>
          <table:table-cell table:number-columns-repeated="1022"/>
        </table:table-row>
        <table:table-row table:style-name="ro4">
          <table:table-cell table:style-name="ce65" office:value-type="string" calcext:value-type="string">
            <text:p>chmod 777 &lt;имя файла/папки&gt;</text:p>
          </table:table-cell>
          <table:table-cell table:style-name="ce65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sudo chmod o+t &lt;имя папки&gt;</text:p>
          </table:table-cell>
          <table:table-cell table:style-name="ce65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sudo chmod 1777 &lt;имя папки&gt;</text:p>
          </table:table-cell>
          <table:table-cell table:style-name="ce65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chmod a+x myscript.sh</text:p>
          </table:table-cell>
          <table:table-cell table:style-name="ce67" office:value-type="string" calcext:value-type="string">
            <text:p>Всем группам добавить право на исполнение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chmod -R 777 &lt;имя папки&gt;</text:p>
          </table:table-cell>
          <table:table-cell table:style-name="ce65" office:value-type="string" calcext:value-type="string">
            <text:p>РЕКУРСИВНАЯ смена прав на папку и все объекты в ней</text:p>
          </table:table-cell>
          <table:table-cell table:number-columns-repeated="1022"/>
        </table:table-row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УСТРОЙСТВА</text:p>
          </table:table-cell>
          <table:table-cell table:style-name="ce68"/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lsusb</text:p>
          </table:table-cell>
          <table:table-cell table:style-name="ce65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canimage -L</text:p>
          </table:table-cell>
          <table:table-cell table:style-name="ce65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4">
          <table:table-cell table:style-name="ce65" office:value-type="string" calcext:value-type="string">
            <text:p>ubuntu-drivers devices</text:p>
          </table:table-cell>
          <table:table-cell table:style-name="ce65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11">
          <table:table-cell table:style-name="ce65" office:value-type="string" calcext:value-type="string">
            <text:p><text:span text:style-name="T13">sudo fdisk -l     </text:span><text:span text:style-name="T328"># узнаём имя нашей флешки, например dev/sdd</text:span></text:p>
            <text:p/>
            <text:p>sudo dd if='~/Downloads/ubuntu20_04.iso' of=/dev/sdd bs=1M</text:p>
          </table:table-cell>
          <table:table-cell table:style-name="ce65" office:value-type="string" calcext:value-type="string">
            <text:p><text:span text:style-name="T16">Сделать загрузочную флешку из iso-образа</text:span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022"/>
        </table:table-row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brscan-skey <text:s/>-l</text:p>
          </table:table-cell>
          <table:table-cell table:style-name="ce65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6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BASH SCRIPTS</text:p>
          </table:table-cell>
          <table:table-cell table:style-name="ce68"/>
          <table:table-cell table:number-columns-repeated="1022"/>
        </table:table-row>
        <table:table-row table:style-name="ro3">
          <table:table-cell table:style-name="ce65"/>
          <table:table-cell table:style-name="ce65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chmod a+x myscript.sh</text:p>
          </table:table-cell>
          <table:table-cell table:style-name="ce65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4">
          <table:table-cell table:style-name="ce65" office:value-type="string" calcext:value-type="string">
            <text:p>./myscript.sh</text:p>
          </table:table-cell>
          <table:table-cell table:style-name="ce65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xterm -e ./myscript.sh</text:p>
          </table:table-cell>
          <table:table-cell table:style-name="ce65" office:value-type="string" calcext:value-type="string">
            <text:p>запустить скрипт с именем myscript.sh в другом терминале</text:p>
          </table:table-cell>
          <table:table-cell table:number-columns-repeated="1022"/>
        </table:table-row>
        <table:table-row table:style-name="ro10">
          <table:table-cell table:style-name="ce65" office:value-type="string" calcext:value-type="string">
            <text:p>gnome-terminal -- "bash -c \"!!; exec bash\""</text:p>
            <text:p/>
            <text:p>gnome-terminal -x sh -c "!!; bash"</text:p>
          </table:table-cell>
          <table:table-cell table:style-name="ce65" office:value-type="string" calcext:value-type="string">
            <text:p>запустить скрипт с именем myscript.sh в другом терминале, если нет команды xterm</text:p>
          </table:table-cell>
          <table:table-cell table:number-columns-repeated="1022"/>
        </table:table-row>
        <table:table-row table:style-name="ro12">
          <table:table-cell table:style-name="ce65" office:value-type="string" calcext:value-type="string">
            <text:p>#!/bin/bash</text:p>
            <text:p>export WEB_EDU_CONFIG_PATH=/opt/bars/web_edu/web_edu_dev/conf</text:p>
            <text:p>export DJANGO_SETTINGS_MODULE=web_edu.settings</text:p>
            <text:p/>
            <text:p>echo starting celery</text:p>
            <text:p>gnome-terminal -- /bin/sh -c 'cd src &amp;&amp; /home/anton/PROJECTS/web_edu/venv_web_edu/bin/celery -A web_edu worker --queues=celery,long_term,notifier,analytic_collector --concurrency=1 --loglevel=info'</text:p>
            <text:p/>
            <text:p>echo starting django</text:p>
            <text:p>gnome-terminal -- /bin/sh -c 'cd /home/anton/PROJECTS/web_edu/src/web_edu &amp;&amp; pwd &amp;&amp; /home/anton/PROJECTS/web_edu/venv_web_edu/bin/python3.7 manage.py runserver'</text:p>
          </table:table-cell>
          <table:table-cell table:style-name="ce65" office:value-type="string" calcext:value-type="string">
            <text:p>Питоновское <text:span text:style-name="T16">виртуальное окружение не активируется в дочерних процессах,</text:span> вместо него надо запускать скрипты исполняемыми файлами из этого окружения!</text:p>
            <text:p/>
            <text:p>Этот баш-скрипт:</text:p>
            <text:p>0) Экспортирует переменные</text:p>
            <text:p>1) запускает Селери из bin папки виртуального окружения</text:p>
            <text:p><text:span text:style-name="T329">2) Запускает Джанго исполняемым файлом Питона из bin </text:span>папки виртуального окружения</text:p>
          </table:table-cell>
          <table:table-cell table:number-columns-repeated="1022"/>
        </table:table-row>
        <table:table-row table:style-name="ro10">
          <table:table-cell table:style-name="ce65" office:value-type="string" calcext:value-type="string">
            <text:p>$0</text:p>
          </table:table-cell>
          <table:table-cell table:style-name="ce65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$1</text:p>
          </table:table-cell>
          <table:table-cell table:style-name="ce65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3">
          <table:table-cell table:style-name="ce65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65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4">
          <table:table-cell table:style-name="ce65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65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11">
          <table:table-cell table:style-name="ce65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65" office:value-type="string" calcext:value-type="string">
            <text:p>while</text:p>
          </table:table-cell>
          <table:table-cell table:number-columns-repeated="1022"/>
        </table:table-row>
        <table:table-row table:style-name="ro10">
          <table:table-cell table:style-name="ce65" office:value-type="string" calcext:value-type="string">
            <text:p>for myfile in `ls *.txt`; do</text:p>
            <text:p>cat $myfile</text:p>
            <text:p>done</text:p>
          </table:table-cell>
          <table:table-cell table:style-name="ce65" office:value-type="string" calcext:value-type="string">
            <text:p>for</text:p>
          </table:table-cell>
          <table:table-cell table:number-columns-repeated="1022"/>
        </table:table-row>
        <table:table-row table:style-name="ro10">
          <table:table-cell table:style-name="ce65" office:value-type="string" calcext:value-type="string">
            <text:p>for x in {1...10}; do</text:p>
            <text:p>echo "X = $x"</text:p>
            <text:p>done</text:p>
          </table:table-cell>
          <table:table-cell table:style-name="ce65" office:value-type="string" calcext:value-type="string">
            <text:p>for</text:p>
          </table:table-cell>
          <table:table-cell table:number-columns-repeated="1022"/>
        </table:table-row>
        <table:table-row table:style-name="ro10">
          <table:table-cell table:style-name="ce65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65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summa=0</text:p>
          </table:table-cell>
          <table:table-cell table:style-name="ce65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5">
          <table:table-cell table:style-name="ce65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65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myFunction 50 vasya</text:p>
          </table:table-cell>
          <table:table-cell table:style-name="ce65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"Summa = $summa"</text:p>
          </table:table-cell>
          <table:table-cell table:style-name="ce65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74" office:value-type="string" calcext:value-type="string">
            <text:p>УДАЛЁННОЕ ПОДКЛЮЧЕНИЕ К СЕРВЕРУ</text:p>
          </table:table-cell>
          <table:table-cell table:style-name="ce74"/>
          <table:table-cell table:number-columns-repeated="1022"/>
        </table:table-row>
        <table:table-row table:style-name="ro2">
          <table:table-cell table:style-name="ce66" office:value-type="string" calcext:value-type="string">
            <text:p>ssh</text:p>
          </table:table-cell>
          <table:table-cell table:style-name="ce66"/>
          <table:table-cell table:number-columns-repeated="1022"/>
        </table:table-row>
        <table:table-row table:style-name="ro3">
          <table:table-cell table:style-name="ce65" office:value-type="string" calcext:value-type="string">
            <text:p><text:span text:style-name="T329">ssh </text:span><text:span text:style-name="T329"><text:a xlink:href="mailto:login@ip" xlink:type="simple">login@ip</text:a></text:span></text:p>
            <text:p/>
            <text:p><text:span text:style-name="T329">НАПРИМЕР,</text:span></text:p>
            <text:p><text:span text:style-name="T329">ssh </text:span><text:span text:style-name="T329"><text:a xlink:href="mailto:bars@192.168.233.95" xlink:type="simple">bars@192.168.233.95</text:a></text:span></text:p>
          </table:table-cell>
          <table:table-cell table:style-name="ce65" office:value-type="string" calcext:value-type="string">
            <text:p>Подключение по ssh.</text:p>
            <text:p>Автоматически проставит сохранённые ssh-ключи. Если они не подойдут, предложит ввести пароль.</text:p>
            <text:p>вводим пароль (он в терминале введётся невидимым)</text:p>
          </table:table-cell>
          <table:table-cell table:number-columns-repeated="1022"/>
        </table:table-row>
        <table:table-row table:style-name="ro10">
          <table:table-cell table:style-name="ce65" office:value-type="string" calcext:value-type="string">
            <text:p>cat /opt/bars/web_edu/web_edu_custom2/conf/web_edu.conf | less</text:p>
          </table:table-cell>
          <table:table-cell table:style-name="ce65" office:value-type="string" calcext:value-type="string">
            <text:p>Посмотреть содержимое файла /opt/bars/web_edu/web_edu_custom2/conf/web_edu.conf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Выход из просмотра q</text:p>
          </table:table-cell>
          <table:table-cell table:style-name="ce65" office:value-type="string" calcext:value-type="string">
            <text:p>выход из просмотра файла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exit</text:p>
          </table:table-cell>
          <table:table-cell table:style-name="ce65" office:value-type="string" calcext:value-type="string">
            <text:p>отключиться от сервака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mc</text:p>
          </table:table-cell>
          <table:table-cell table:style-name="ce65" office:value-type="string" calcext:value-type="string">
            <text:p>Открыть коммандер прямо в терминале ))</text:p>
          </table:table-cell>
          <table:table-cell table:number-columns-repeated="1022"/>
        </table:table-row>
        <table:table-row table:style-name="ro1" table:number-rows-repeated="43">
          <table:table-cell table:style-name="ce65" table:number-columns-repeated="2"/>
          <table:table-cell table:number-columns-repeated="1022"/>
        </table:table-row>
        <table:table-row table:style-name="ro1" table:number-rows-repeated="10482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75"/>
        <table:table-column table:style-name="co6" table:default-cell-style-name="ce75"/>
        <table:table-column table:style-name="co3" table:number-columns-repeated="62" table:default-cell-style-name="ce75"/>
        <table:table-column table:style-name="co4" table:number-columns-repeated="960" table:default-cell-style-name="ce96"/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76" office:value-type="string" calcext:value-type="string">
            <text:p>КОММИТ, ПУШ и ПУЛЛ</text:p>
          </table:table-cell>
          <table:table-cell table:style-name="ce76"/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30">git </text:span><text:span text:style-name="T331">add</text:span><text:span text:style-name="T332"> .</text:span></text:p>
          </table:table-cell>
          <table:table-cell table:style-name="ce65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<text:span text:style-name="T333">git </text:span><text:span text:style-name="T334">commit</text:span><text:span text:style-name="T335"> -m "README file was changed"</text:span></text:p>
          </table:table-cell>
          <table:table-cell table:style-name="ce65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git <text:span text:style-name="T336">push</text:span> -u <text:span text:style-name="T337">origin master</text:span></text:p>
          </table:table-cell>
          <table:table-cell table:style-name="ce65" office:value-type="string" calcext:value-type="string">
            <text:p><text:span text:style-name="T382">из локального выгрузить ветку главную в репозиторий, подключенный как </text:span><text:span text:style-name="T383">origin</text:span><text:span text:style-name="T384">, в ветку </text:span><text:span text:style-name="T385">master</text:span>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4">
          <table:table-cell table:style-name="ce65" office:value-type="string" calcext:value-type="string">
            <text:p>git <text:span text:style-name="T338">diff</text:span> --stat --cached<text:span text:style-name="T339"> origin/master</text:span></text:p>
          </table:table-cell>
          <table:table-cell table:style-name="ce65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git rm --cached blog/blog.php</text:p>
          </table:table-cell>
          <table:table-cell table:style-name="ce65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git push</text:p>
          </table:table-cell>
          <table:table-cell table:style-name="ce65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PS D:\Python\aanikin\Python&gt; git <text:span text:style-name="T327">add</text:span> Practice/a.makarov/test.py</text:p>
          </table:table-cell>
          <table:table-cell table:style-name="ce65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git <text:span text:style-name="T340">pull</text:span> aanikin master –allow-unrelated-histories</text:p>
          </table:table-cell>
          <table:table-cell table:style-name="ce65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PS D:\Python\aanikin\Python&gt; git <text:span text:style-name="T340">push</text:span> -u aanikin --all</text:p>
          </table:table-cell>
          <table:table-cell table:style-name="ce65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41">git </text:span><text:span text:style-name="T342">clone</text:span><text:span text:style-name="T343"> </text:span>https://github.com/aanikin/Python</text:p>
          </table:table-cell>
          <table:table-cell table:style-name="ce65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10">
          <table:table-cell table:style-name="ce65" office:value-type="string" calcext:value-type="string">
            <text:p>git clean -df</text:p>
            <text:p>git reset --hard</text:p>
            <text:p>git pull <text:span text:style-name="T339">origin master</text:span></text:p>
          </table:table-cell>
          <table:table-cell table:style-name="ce65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78" office:value-type="string" calcext:value-type="string">
            <text:p>ТЭГИ</text:p>
          </table:table-cell>
          <table:table-cell table:style-name="ce78"/>
          <table:table-cell table:number-columns-repeated="1022"/>
        </table:table-row>
        <table:table-row table:style-name="ro16">
          <table:table-cell table:style-name="ce79" office:value-type="string" calcext:value-type="string">
            <text:p>git tag stable-1</text:p>
          </table:table-cell>
          <table:table-cell table:style-name="ce65" office:value-type="string" calcext:value-type="string">
            <text:p><text:span text:style-name="T359">создать «легковесный» тэг, связанный с последним</text:span></text:p>
            <text:p><text:span text:style-name="T359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tag stable-2 f292ef5</text:p>
          </table:table-cell>
          <table:table-cell table:style-name="ce79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78" office:value-type="string" calcext:value-type="string">
            <text:p>БЭКАП</text:p>
          </table:table-cell>
          <table:table-cell table:style-name="ce78"/>
          <table:table-cell table:number-columns-repeated="1022"/>
        </table:table-row>
        <table:table-row table:style-name="ro1">
          <table:table-cell table:style-name="ce79" office:value-type="string" calcext:value-type="string">
            <text:p>git reset</text:p>
          </table:table-cell>
          <table:table-cell table:style-name="ce79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7">
          <table:table-cell table:style-name="ce80" office:value-type="string" calcext:value-type="string">
            <text:p>git <text:span text:style-name="T344">reset</text:span> --soft <text:span text:style-name="T337">origin feature</text:span></text:p>
          </table:table-cell>
          <table:table-cell table:style-name="ce65" office:value-type="string" calcext:value-type="string">
            <text:p><text:span text:style-name="T386">Главная команда!</text:span></text:p>
            <text:p><text:span text:style-name="T359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80" office:value-type="string" calcext:value-type="string">
            <text:p>git reset HEAD~1</text:p>
          </table:table-cell>
          <table:table-cell table:style-name="ce65" office:value-type="string" calcext:value-type="string">
            <text:p>Отменить коммит, если НЕ сделали push</text:p>
          </table:table-cell>
          <table:table-cell table:number-columns-repeated="1022"/>
        </table:table-row>
        <table:table-row table:style-name="ro10">
          <table:table-cell table:style-name="ce80" office:value-type="string" calcext:value-type="string">
            <text:p>git revert HEAD</text:p>
          </table:table-cell>
          <table:table-cell table:style-name="ce65" office:value-type="string" calcext:value-type="string">
            <text:p>Отменить коммит, если уже сделали push. </text:p>
            <text:p>This command will revert/remove the local commits/change and then you can push</text:p>
          </table:table-cell>
          <table:table-cell table:number-columns-repeated="1022"/>
        </table:table-row>
        <table:table-row table:style-name="ro4">
          <table:table-cell table:style-name="ce80" office:value-type="string" calcext:value-type="string">
            <text:p>git reset ORIG_HEAD</text:p>
          </table:table-cell>
          <table:table-cell table:style-name="ce65" office:value-type="string" calcext:value-type="string">
            <text:p>Отменить действие по отмене коммита. Вернуть коммит.</text:p>
            <text:p>Переносит Head на позицию, куда она смотрела ранее</text:p>
          </table:table-cell>
          <table:table-cell table:number-columns-repeated="1022"/>
        </table:table-row>
        <table:table-row table:style-name="ro2">
          <table:table-cell table:style-name="ce80" office:value-type="string" calcext:value-type="string">
            <text:p>git <text:span text:style-name="T344">checkout</text:span> &lt;hello.html&gt;</text:p>
          </table:table-cell>
          <table:table-cell table:style-name="ce65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git reset &lt;кусок изменённого объекта, например HEAD hello.html&gt;</text:p>
          </table:table-cell>
          <table:table-cell table:style-name="ce65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1">
          <table:table-cell table:style-name="ce79" office:value-type="string" calcext:value-type="string">
            <text:p>git revert 7f6b500</text:p>
          </table:table-cell>
          <table:table-cell table:style-name="ce79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reset 9cf99cc —hard</text:p>
          </table:table-cell>
          <table:table-cell table:style-name="ce79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78" office:value-type="string" calcext:value-type="string">
            <text:p>АНАЛИЗ</text:p>
          </table:table-cell>
          <table:table-cell table:style-name="ce78"/>
          <table:table-cell table:number-columns-repeated="1022"/>
        </table:table-row>
        <table:table-row table:style-name="ro2">
          <table:table-cell table:style-name="ce65" office:value-type="string" calcext:value-type="string">
            <text:p>git log —oneline</text:p>
          </table:table-cell>
          <table:table-cell table:style-name="ce65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status <text:s/></text:p>
          </table:table-cell>
          <table:table-cell table:style-name="ce79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6">
          <table:table-cell table:style-name="ce65" office:value-type="string" calcext:value-type="string">
            <text:p>git <text:span text:style-name="T338">diff</text:span> --stat --cached<text:span text:style-name="T339"> origin/master</text:span></text:p>
          </table:table-cell>
          <table:table-cell table:style-name="ce79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<text:span text:style-name="T345">git </text:span><text:span text:style-name="T346">remote</text:span><text:span text:style-name="T347"> </text:span><text:span text:style-name="T348">show </text:span><text:span text:style-name="T349">origin</text:span></text:p>
          </table:table-cell>
          <table:table-cell table:style-name="ce94" office:value-type="string" calcext:value-type="string">
            <text:p>то же самое ???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remote -v</text:p>
          </table:table-cell>
          <table:table-cell table:style-name="ce79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config --get remote.origin.url</text:p>
          </table:table-cell>
          <table:table-cell table:style-name="ce79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">
          <table:table-cell table:style-name="ce79" office:value-type="string" calcext:value-type="string">
            <text:p>git branch -a</text:p>
          </table:table-cell>
          <table:table-cell table:style-name="ce79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log —pretty=oneline</text:p>
          </table:table-cell>
          <table:table-cell table:style-name="ce79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8">
          <table:table-cell table:style-name="ce79" office:value-type="string" calcext:value-type="string">
            <text:p>git tag</text:p>
          </table:table-cell>
          <table:table-cell table:style-name="ce65" office:value-type="string" calcext:value-type="string">
            <text:p><text:span text:style-name="T359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76" office:value-type="string" calcext:value-type="string">
            <text:p>НАСТРОЙКИ ПОДКЛЮЧЕНИЯ</text:p>
          </table:table-cell>
          <table:table-cell table:style-name="ce76"/>
          <table:table-cell table:number-columns-repeated="1022"/>
        </table:table-row>
        <table:table-row table:style-name="ro2">
          <table:table-cell table:style-name="ce65" office:value-type="string" calcext:value-type="string">
            <text:p>git config --global user.name <text:span text:style-name="T350">"AntAlMakarov"</text:span></text:p>
          </table:table-cell>
          <table:table-cell table:style-name="ce65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git config --global user.password "your password"</text:p>
          </table:table-cell>
          <table:table-cell table:style-name="ce65"/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51">git config --global user.email </text:span><text:span text:style-name="T352">"</text:span>AntAlMakarov@greenatom.ru<text:span text:style-name="T353">"</text:span></text:p>
          </table:table-cell>
          <table:table-cell table:style-name="ce65" office:value-type="string" calcext:value-type="string">
            <text:p><text:span text:style-name="T360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18">
          <table:table-cell table:style-name="ce65" office:value-type="string" calcext:value-type="string">
            <text:p><text:span text:style-name="T354">git </text:span><text:span text:style-name="T355">remote </text:span><text:span text:style-name="T356">add</text:span><text:span text:style-name="T357"> </text:span><text:span text:style-name="T356">origin</text:span><text:span text:style-name="T358"> </text:span>https://gitlab.com/dev/name_repo<text:span text:style-name="T359">/</text:span></text:p>
          </table:table-cell>
          <table:table-cell table:style-name="ce65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8">
          <table:table-cell table:style-name="ce65" office:value-type="string" calcext:value-type="string">
            <text:p><text:span text:style-name="T360">git remote add origin </text:span>https://github.com/Antohnio123/Antohnio.git</text:p>
          </table:table-cell>
          <table:table-cell table:style-name="ce65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80" office:value-type="string" calcext:value-type="string">
            <text:p>git <text:span text:style-name="T361">remote </text:span><text:span text:style-name="T362">set-url</text:span><text:span text:style-name="T363"> </text:span><text:span text:style-name="T362">origin</text:span><text:span text:style-name="T363"> </text:span>new.git.url/here</text:p>
          </table:table-cell>
          <table:table-cell table:style-name="ce65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9">
          <table:table-cell table:style-name="ce65" office:value-type="string" calcext:value-type="string">
            <text:p><text:span text:style-name="T325">git remote set-url origin https://&lt;MYNAME&gt;</text:span>:&lt;MYTOKEN&gt;@github.com/scuzzlebuzzle/ol3-1.git</text:p>
          </table:table-cell>
          <table:table-cell table:style-name="ce65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10">
          <table:table-cell table:style-name="ce81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81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<text:span text:style-name="T360">git remote add aanikin </text:span>https://github.com/aanikin/Python</text:p>
          </table:table-cell>
          <table:table-cell table:style-name="ce65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10">
          <table:table-cell table:style-name="ce65" office:value-type="string" calcext:value-type="string">
            <text:p>git config --global credential.helper store</text:p>
          </table:table-cell>
          <table:table-cell table:style-name="ce65" office:value-type="string" calcext:value-type="string">
            <text:p><text:span text:style-name="T16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git config --global --unset credential.helper</text:p>
          </table:table-cell>
          <table:table-cell table:style-name="ce65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rm ~/.git-credentials</text:p>
          </table:table-cell>
          <table:table-cell table:style-name="ce65" office:value-type="string" calcext:value-type="string">
            <text:p><text:span text:style-name="T387">очистить сохранённый пароль / токен</text:span></text:p>
            <text:p>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>
          <table:table-cell table:style-name="ce82"/>
          <table:table-cell table:style-name="ce65"/>
          <table:table-cell table:number-columns-repeated="1022"/>
        </table:table-row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76" office:value-type="string" calcext:value-type="string">
            <text:p>ВЕТКИ:</text:p>
          </table:table-cell>
          <table:table-cell table:style-name="ce76"/>
          <table:table-cell table:number-columns-repeated="1022"/>
        </table:table-row>
        <table:table-row table:style-name="ro1">
          <table:table-cell table:style-name="ce83" office:value-type="string" calcext:value-type="string">
            <text:p>git branch -a</text:p>
          </table:table-cell>
          <table:table-cell table:style-name="ce79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8">
          <table:table-cell table:style-name="ce79" office:value-type="string" calcext:value-type="string">
            <text:p>git checkout -b admin</text:p>
          </table:table-cell>
          <table:table-cell table:style-name="ce65" office:value-type="string" calcext:value-type="string">
            <text:p><text:span text:style-name="T359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84" office:value-type="string" calcext:value-type="string">
            <text:p>git checkout forum</text:p>
          </table:table-cell>
          <table:table-cell table:style-name="ce79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checkout 2a36c1b</text:p>
          </table:table-cell>
          <table:table-cell table:style-name="ce79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1">
          <table:table-cell table:style-name="ce79" office:value-type="string" calcext:value-type="string">
            <text:p>git merge forum</text:p>
          </table:table-cell>
          <table:table-cell table:style-name="ce79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16">
          <table:table-cell table:style-name="ce79" office:value-type="string" calcext:value-type="string">
            <text:p>git branch --set-upstream-to=master tocheck</text:p>
          </table:table-cell>
          <table:table-cell table:style-name="ce79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20">
          <table:table-cell table:style-name="ce79" office:value-type="string" calcext:value-type="string">
            <text:p>$ git checkout &lt;feature&gt;</text:p>
            <text:p>$ git <text:span text:style-name="T327">merge</text:span> master</text:p>
            <text:p>(or)</text:p>
            <text:p>$ git <text:span text:style-name="T327">merge</text:span> master &lt;feature&gt;</text:p>
          </table:table-cell>
          <table:table-cell table:style-name="ce79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1">
          <table:table-cell table:style-name="ce79" office:value-type="string" calcext:value-type="string">
            <text:p>git checkout &lt;feature&gt;</text:p>
            <text:p>git <text:span text:style-name="T364">rebase</text:span> -i master</text:p>
          </table:table-cell>
          <table:table-cell table:style-name="ce79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6">
          <table:table-cell table:style-name="ce79" office:value-type="string" calcext:value-type="string">
            <text:p>git <text:span text:style-name="T365">stash</text:span></text:p>
          </table:table-cell>
          <table:table-cell table:style-name="ce79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<text:span text:style-name="T365">stash</text:span> save "Какое-нибудь сообщение"</text:p>
          </table:table-cell>
          <table:table-cell table:style-name="ce79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6">
          <table:table-cell table:style-name="ce79" office:value-type="string" calcext:value-type="string">
            <text:p>git <text:span text:style-name="T365">stash</text:span> save <text:span text:style-name="T366">-u</text:span></text:p>
          </table:table-cell>
          <table:table-cell table:style-name="ce79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<text:span text:style-name="T365">stash</text:span> list</text:p>
          </table:table-cell>
          <table:table-cell table:style-name="ce79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6">
          <table:table-cell table:style-name="ce79" office:value-type="string" calcext:value-type="string">
            <text:p>git <text:span text:style-name="T365">push -d</text:span> origin &lt;branch_name&gt;</text:p>
          </table:table-cell>
          <table:table-cell table:style-name="ce79" office:value-type="string" calcext:value-type="string">
            <text:p><text:span text:style-name="T16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git branch -d &lt;имя ветки&gt;</text:p>
          </table:table-cell>
          <table:table-cell table:style-name="ce79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git <text:span text:style-name="T367">stash</text:span> <text:span text:style-name="T368">clear</text:span></text:p>
          </table:table-cell>
          <table:table-cell table:style-name="ce79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7">
          <table:table-cell table:style-name="ce79" office:value-type="string" calcext:value-type="string">
            <text:p>git <text:span text:style-name="T365">stash</text:span></text:p>
            <text:p>git checkout branch123</text:p>
            <text:p>git <text:span text:style-name="T365">stash apply</text:span></text:p>
          </table:table-cell>
          <table:table-cell table:style-name="ce79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">
          <table:table-cell table:style-name="ce79" office:value-type="string" calcext:value-type="string">
            <text:p>git branch -m &lt;oldname&gt; &lt;newname&gt;</text:p>
          </table:table-cell>
          <table:table-cell table:style-name="ce79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branch -m &lt;newname&gt;</text:p>
          </table:table-cell>
          <table:table-cell table:style-name="ce79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config --global alias.rename 'branch -m'</text:p>
          </table:table-cell>
          <table:table-cell table:style-name="ce79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6">
          <table:table-cell table:style-name="ce79" office:value-type="string" calcext:value-type="string">
            <text:p>git branch -M &lt;newname&gt;</text:p>
          </table:table-cell>
          <table:table-cell table:style-name="ce79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6">
          <table:table-cell table:style-name="ce85" office:value-type="string" calcext:value-type="string">
            <text:p>ВЕТКИ в Gitlab - правильное создание issue и их мерджевание</text:p>
          </table:table-cell>
          <table:table-cell table:style-name="ce85"/>
          <table:table-cell table:number-columns-repeated="1022"/>
        </table:table-row>
        <table:table-row table:style-name="ro15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79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21">
          <table:table-cell table:style-name="ce79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79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79" table:number-columns-repeated="2"/>
          <table:table-cell table:number-columns-repeated="1022"/>
        </table:table-row>
        <table:table-row table:style-name="ro1">
          <table:table-cell table:style-name="ce86" office:value-type="string" calcext:value-type="string">
            <text:p>Мердж / <text:s/>Пул реквест</text:p>
          </table:table-cell>
          <table:table-cell table:style-name="ce86"/>
          <table:table-cell table:style-name="ce95" table:number-columns-repeated="62"/>
          <table:table-cell table:style-name="ce97" table:number-columns-repeated="960"/>
        </table:table-row>
        <table:table-row table:style-name="ro16">
          <table:table-cell table:style-name="ce79" office:value-type="string" calcext:value-type="string">
            <text:p>git checkout aq</text:p>
            <text:p>git rebase master</text:p>
          </table:table-cell>
          <table:table-cell table:style-name="ce79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6">
          <table:table-cell table:style-name="ce79" office:value-type="string" calcext:value-type="string">
            <text:p>git checkout aq</text:p>
            <text:p>git merge origin/master</text:p>
          </table:table-cell>
          <table:table-cell table:style-name="ce79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79" table:number-columns-repeated="2"/>
          <table:table-cell table:number-columns-repeated="1022"/>
        </table:table-row>
        <table:table-row table:style-name="ro1">
          <table:table-cell table:style-name="ce87" office:value-type="string" calcext:value-type="string">
            <text:p>Ошибки</text:p>
          </table:table-cell>
          <table:table-cell table:style-name="ce87"/>
          <table:table-cell table:number-columns-repeated="1022"/>
        </table:table-row>
        <table:table-row table:style-name="ro16">
          <table:table-cell table:style-name="ce79" office:value-type="string" calcext:value-type="string">
            <text:p>! [remote rejected] dt_api -&gt; dt_api (pre-receive hook declined)</text:p>
          </table:table-cell>
          <table:table-cell table:style-name="ce79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79"/>
          <table:table-cell table:style-name="ce65"/>
          <table:table-cell table:number-columns-repeated="1022"/>
        </table:table-row>
        <table:table-row table:style-name="ro1" table:number-rows-repeated="3">
          <table:table-cell table:style-name="ce65" table:number-columns-repeated="2"/>
          <table:table-cell table:number-columns-repeated="1022"/>
        </table:table-row>
        <table:table-row table:style-name="ro1">
          <table:table-cell table:style-name="ce88" office:value-type="string" calcext:value-type="string">
            <text:p>SSH-key</text:p>
          </table:table-cell>
          <table:table-cell table:style-name="ce78"/>
          <table:table-cell table:number-columns-repeated="1022"/>
        </table:table-row>
        <table:table-row table:style-name="ro22">
          <table:table-cell table:style-name="ce89" office:value-type="string" calcext:value-type="string" table:number-columns-spanned="2" table:number-rows-spanned="1">
            <text:p><text:span text:style-name="T359">Open a terminal on Linux or macOS, or Git Bash / WSL on Windows.</text:span></text:p>
            <text:p><text:span text:style-name="T359">Generate a new ED25519 SSH key pair:</text:span></text:p>
            <text:p><text:span text:style-name="T359">ssh-keygen -t ed25519 -C "email@example.com"</text:span></text:p>
            <text:p/>
            <text:p><text:span text:style-name="T359">Or, if you want to use RSA:</text:span></text:p>
            <text:p><text:span text:style-name="T359">ssh-keygen -t rsa -b 4096 -C "email@example.com"</text:span></text:p>
            <text:p/>
            <text:p><text:span text:style-name="T359">It will generate the key in =&gt; C:\Users\yourname.ssh directory.</text:span></text:p>
            <text:p><text:span text:style-name="T359">Copy the public key and paste in the gitlab location.</text:span></text:p>
            <text:p/>
            <text:p><text:span text:style-name="T359">ssh-agent $(ssh-add C:\Users\youname\.ssh\id_rsa; git clone </text:span>git@gitlab.com<text:span text:style-name="T359">:xyz/SpringBootStarter.git)</text:span></text:p>
          </table:table-cell>
          <table:covered-table-cell/>
          <table:table-cell table:number-columns-repeated="1022"/>
        </table:table-row>
        <table:table-row table:style-name="ro16">
          <table:table-cell table:style-name="ce79" office:value-type="string" calcext:value-type="string">
            <text:p>В Винде надо удалить старый пароль и логин в Windows Credentials</text:p>
          </table:table-cell>
          <table:table-cell table:style-name="ce65"/>
          <table:table-cell table:number-columns-repeated="1022"/>
        </table:table-row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1">
          <table:table-cell table:style-name="ce90" office:value-type="string" calcext:value-type="string">
            <text:p>.gitignore</text:p>
          </table:table-cell>
          <table:table-cell table:style-name="ce88"/>
          <table:table-cell table:number-columns-repeated="1022"/>
        </table:table-row>
        <table:table-row table:style-name="ro16">
          <table:table-cell table:style-name="ce79" office:value-type="string" calcext:value-type="string">
            <text:p>.gitignore</text:p>
          </table:table-cell>
          <table:table-cell table:style-name="ce79" office:value-type="string" calcext:value-type="string">
            <text:p><text:span text:style-name="T360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3">
          <table:table-cell table:style-name="ce79" office:value-type="string" calcext:value-type="string">
            <text:p>/</text:p>
          </table:table-cell>
          <table:table-cell table:style-name="ce65" office:value-type="string" calcext:value-type="string">
            <text:p><text:span text:style-name="T359">Если шаблон начинается со слеша, то он соответствует файлам и каталогам только в корне хранилища. ???</text:span></text:p>
            <text:p/>
            <text:p><text:span text:style-name="T388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91" office:value-type="string" calcext:value-type="string">
            <text:p>*</text:p>
          </table:table-cell>
          <table:table-cell table:style-name="ce79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6">
          <table:table-cell table:style-name="ce91" office:value-type="string" calcext:value-type="string">
            <text:p>**</text:p>
          </table:table-cell>
          <table:table-cell table:style-name="ce79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?</text:p>
          </table:table-cell>
          <table:table-cell table:style-name="ce79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91" office:value-type="string" calcext:value-type="string">
            <text:p>[…]</text:p>
          </table:table-cell>
          <table:table-cell table:style-name="ce79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4">
          <table:table-cell table:style-name="ce79" office:value-type="string" calcext:value-type="string">
            <text:p>*.[oa]</text:p>
          </table:table-cell>
          <table:table-cell table:style-name="ce65" office:value-type="string" calcext:value-type="string">
            <text:p><text:span text:style-name="T359">file.o</text:span></text:p>
            <text:p><text:span text:style-name="T359">file.a</text:span></text:p>
            <text:p><text:span text:style-name="T359">dsfgfdg.o</text:span></text:p>
            <text:p/>
          </table:table-cell>
          <table:table-cell table:number-columns-repeated="1022"/>
        </table:table-row>
        <table:table-row table:style-name="ro25">
          <table:table-cell table:style-name="ce79" office:value-type="string" calcext:value-type="string">
            <text:p>*.[!oa]</text:p>
          </table:table-cell>
          <table:table-cell table:style-name="ce65" office:value-type="string" calcext:value-type="string">
            <text:p><text:span text:style-name="T359">Если первым знаком стоит восклицательный, он зачит отрицание - любой символ КРОМЕ указанных в скобках</text:span></text:p>
            <text:p><text:span text:style-name="T359">file.s</text:span></text:p>
            <text:p><text:span text:style-name="T359">file.1</text:span></text:p>
            <text:p><text:span text:style-name="T359">file.0</text:span>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17">
          <table:table-cell table:style-name="ce65" office:value-type="string" calcext:value-type="string">
            <text:p><text:span text:style-name="T359">!.gitignore</text:span></text:p>
            <text:p><text:span text:style-name="T359">!script.pl</text:span></text:p>
            <text:p><text:span text:style-name="T359">!template.latex</text:span></text:p>
          </table:table-cell>
          <table:table-cell table:style-name="ce79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8">
          <table:table-cell table:style-name="ce79" office:value-type="string" calcext:value-type="string">
            <text:p>!*/</text:p>
          </table:table-cell>
          <table:table-cell table:style-name="ce65" office:value-type="string" calcext:value-type="string">
            <text:p><text:span text:style-name="T359">...even if they are in subdirectories</text:span></text:p>
            <text:p/>
          </table:table-cell>
          <table:table-cell table:number-columns-repeated="1022"/>
        </table:table-row>
        <table:table-row table:style-name="ro18">
          <table:table-cell table:style-name="ce65" office:value-type="string" calcext:value-type="string">
            <text:p><text:span text:style-name="T359">!*/a/b/file1.txt</text:span></text:p>
            <text:p><text:span text:style-name="T359">!*/a/b/c/*</text:span></text:p>
          </table:table-cell>
          <table:table-cell table:style-name="ce65" office:value-type="string" calcext:value-type="string">
            <text:p><text:span text:style-name="T359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17">
          <table:table-cell table:style-name="ce65" office:value-type="string" calcext:value-type="string">
            <text:p><text:span text:style-name="T359">/files/data.zip</text:span></text:p>
            <text:p><text:span text:style-name="T359">/server.log</text:span></text:p>
            <text:p><text:span text:style-name="T359">/uploads/users/data/info.xls</text:span></text:p>
          </table:table-cell>
          <table:table-cell table:style-name="ce65" office:value-type="string" calcext:value-type="string">
            <text:p><text:span text:style-name="T359">Конкретные файлы</text:span></text:p>
            <text:p/>
          </table:table-cell>
          <table:table-cell table:number-columns-repeated="1022"/>
        </table:table-row>
        <table:table-row table:style-name="ro26">
          <table:table-cell table:style-name="ce65" office:value-type="string" calcext:value-type="string">
            <text:p><text:span text:style-name="T359">*.zip</text:span></text:p>
            <text:p><text:span text:style-name="T359">*.log</text:span></text:p>
            <text:p><text:span text:style-name="T359">*.pdf</text:span></text:p>
            <text:p><text:span text:style-name="T359">*.xls</text:span></text:p>
          </table:table-cell>
          <table:table-cell table:style-name="ce65" office:value-type="string" calcext:value-type="string">
            <text:p><text:span text:style-name="T359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7">
          <table:table-cell table:style-name="ce79" office:value-type="string" calcext:value-type="string">
            <text:p>config.php</text:p>
          </table:table-cell>
          <table:table-cell table:style-name="ce65" office:value-type="string" calcext:value-type="string">
            <text:p><text:span text:style-name="T389">Игнорирование конкретного файла </text:span><text:span text:style-name="T390">ТОЛЬКО в корне проекта</text:span></text:p>
            <text:p><text:span text:style-name="T388">(корнём считается расположение файла .gitignore)</text:span></text:p>
            <text:p><text:span text:style-name="T388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8">
          <table:table-cell table:style-name="ce79" office:value-type="string" calcext:value-type="string">
            <text:p>/params/config.php</text:p>
          </table:table-cell>
          <table:table-cell table:style-name="ce65" office:value-type="string" calcext:value-type="string">
            <text:p><text:span text:style-name="T359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6">
          <table:table-cell table:style-name="ce79" office:value-type="string" calcext:value-type="string">
            <text:p>/images/*</text:p>
          </table:table-cell>
          <table:table-cell table:style-name="ce65" office:value-type="string" calcext:value-type="string">
            <text:p><text:span text:style-name="T391">Игнорирование всех файлов и папок ТОЛЬКО в конкретной директории </text:span><text:span text:style-name="T392">корень/</text:span><text:span text:style-name="T393">images</text:span></text:p>
            <text:p><text:span text:style-name="T359">(включая поддиректории и файлы в них)</text:span></text:p>
            <text:p><text:span text:style-name="T359">Например /images/user.jpg, /images/company/logo.png</text:span></text:p>
            <text:p><text:span text:style-name="T359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6">
          <table:table-cell table:style-name="ce79" office:value-type="string" calcext:value-type="string">
            <text:p>/private/*.html</text:p>
          </table:table-cell>
          <table:table-cell table:style-name="ce65" office:value-type="string" calcext:value-type="string">
            <text:p><text:span text:style-name="T359">Игнорирование ВСЕХ html-файлов в ОДНОЙ КОНКРЕТНОЙ директории(НЕ ВКЛЮЧАЯ поддиректории)</text:span></text:p>
            <text:p><text:span text:style-name="T359"># Например /private/index.html</text:span></text:p>
            <text:p><text:span text:style-name="T359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6">
          <table:table-cell table:style-name="ce79" office:value-type="string" calcext:value-type="string">
            <text:p>/private/**/*.html</text:p>
          </table:table-cell>
          <table:table-cell table:style-name="ce65" office:value-type="string" calcext:value-type="string">
            <text:p><text:span text:style-name="T359">Игнорирование ВСЕХ html-файлов в КОНКРЕТНОЙ директории ВКЛЮЧАЯ поддиректории</text:span></text:p>
            <text:p><text:span text:style-name="T359"># Например /private/info.html, /private/users/ivan/info.html</text:span></text:p>
          </table:table-cell>
          <table:table-cell table:number-columns-repeated="1022"/>
        </table:table-row>
        <table:table-row table:style-name="ro17">
          <table:table-cell table:style-name="ce65" office:value-type="string" calcext:value-type="string">
            <text:p><text:span text:style-name="T359">/secret/*</text:span></text:p>
            <text:p><text:span text:style-name="T359">!/secret/free.txt</text:span></text:p>
          </table:table-cell>
          <table:table-cell table:style-name="ce65" office:value-type="string" calcext:value-type="string">
            <text:p><text:span text:style-name="T359">Исключение из игнорирования</text:span></text:p>
            <text:p><text:span text:style-name="T359"># Игнорирование ВСЕХ файлов и папок внутри директории /secret,</text:span></text:p>
            <text:p><text:span text:style-name="T359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<text:span text:style-name="T360">\!readme!.txt</text:span></text:p>
          </table:table-cell>
          <table:table-cell table:style-name="ce79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7">
          <table:table-cell table:style-name="ce79" office:value-type="string" calcext:value-type="string">
            <text:p>/images/h?/*.jp?g</text:p>
          </table:table-cell>
          <table:table-cell table:style-name="ce65" office:value-type="string" calcext:value-type="string">
            <text:p><text:span text:style-name="T359">Игнорирование всех JPG и JPEG файлов внутри директорий,</text:span></text:p>
            <text:p><text:span text:style-name="T359">которые начинаются на "h" и МОГУТ содержать ещё один символ после</text:span></text:p>
            <text:p><text:span text:style-name="T359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1">
          <table:table-cell table:style-name="ce88" office:value-type="string" calcext:value-type="string">
            <text:p>CI/CD</text:p>
          </table:table-cell>
          <table:table-cell table:style-name="ce88"/>
          <table:table-cell table:number-columns-repeated="1022"/>
        </table:table-row>
        <table:table-row table:style-name="ro16">
          <table:table-cell table:style-name="ce79" office:value-type="string" calcext:value-type="string">
            <text:p>https://youtu.be/jkwJCR0rqDc</text:p>
            <text:p/>
          </table:table-cell>
          <table:table-cell table:style-name="ce79" office:value-type="string" calcext:value-type="string">
            <text:p>Доки</text:p>
          </table:table-cell>
          <table:table-cell table:number-columns-repeated="1022"/>
        </table:table-row>
        <table:table-row table:style-name="ro16">
          <table:table-cell table:style-name="ce79" office:value-type="string" calcext:value-type="string">
            <text:p>https://docs.gitlab.com/ee/ci/yaml/</text:p>
            <text:p/>
          </table:table-cell>
          <table:table-cell table:style-name="ce79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10">
          <table:table-cell table:style-name="ce92" office:value-type="string" calcext:value-type="string">
            <text:p>https://docs.gitlab.com/ee/ci/variables/predefined_variables.html</text:p>
            <text:p/>
          </table:table-cell>
          <table:table-cell table:style-name="ce79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92"/>
          <table:table-cell table:style-name="ce79"/>
          <table:table-cell table:number-columns-repeated="1022"/>
        </table:table-row>
        <table:table-row table:style-name="ro13">
          <table:table-cell table:style-name="ce65" office:value-type="string" calcext:value-type="string">
            <text:p>image: docker:stableservices: <text:s/>- docker:dind <text:s/>stages: <text:s/>- pre-build <text:s/>- build</text:p>
          </table:table-cell>
          <table:table-cell table:style-name="ce65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5">
          <table:table-cell table:style-name="ce65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65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7">
          <table:table-cell table:style-name="ce65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65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65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65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$CI_REGISTRY</text:p>
          </table:table-cell>
          <table:table-cell table:style-name="ce65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$CI_REGISTRY_IMAGE</text:p>
          </table:table-cell>
          <table:table-cell table:style-name="ce79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$CI_COMMIT_REF_NAME</text:p>
          </table:table-cell>
          <table:table-cell table:style-name="ce79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8">
          <table:table-cell table:style-name="ce65" office:value-type="string" calcext:value-type="string">
            <text:p><text:span text:style-name="T369">$CI_COMMIT_REF_SLUG</text:span></text:p>
          </table:table-cell>
          <table:table-cell table:style-name="ce65" office:value-type="string" calcext:value-type="string">
            <text:p><text:span text:style-name="T359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6">
          <table:table-cell table:style-name="ce93" office:value-type="string" calcext:value-type="string">
            <text:p><text:span text:style-name="T370">$CI_JOB_TOKEN</text:span></text:p>
          </table:table-cell>
          <table:table-cell table:style-name="ce79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$CI_JOB_STAGE</text:p>
          </table:table-cell>
          <table:table-cell table:style-name="ce79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71">- </text:span><text:span text:style-name="T372">echo</text:span><text:span text:style-name="T373"> "$CI_JOB_STAGE"</text:span></text:p>
          </table:table-cell>
          <table:table-cell table:style-name="ce79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9">
          <table:table-cell table:style-name="ce65" office:value-type="string" calcext:value-type="string">
            <text:p><text:span text:style-name="T374">.deploy_common:</text:span></text:p>
            <text:p><text:span text:style-name="T375"># common config HERE</text:span></text:p>
            <text:p/>
            <text:p><text:span text:style-name="T376">deploy_master_CD</text:span><text:span text:style-name="T377">:</text:span></text:p>
            <text:p><text:span text:style-name="T376">extends</text:span><text:span text:style-name="T377">: .deploy_common</text:span></text:p>
            <text:p><text:span text:style-name="T376">only</text:span><text:span text:style-name="T377">:</text:span></text:p>
            <text:p><text:span text:style-name="T376">refs</text:span><text:span text:style-name="T377">:</text:span></text:p>
            <text:p><text:span text:style-name="T378">- master</text:span></text:p>
            <text:p/>
            <text:p><text:span text:style-name="T376">deploy_manual</text:span><text:span text:style-name="T377">:</text:span></text:p>
            <text:p><text:span text:style-name="T376">extends</text:span><text:span text:style-name="T377">: .deploy_common</text:span></text:p>
            <text:p><text:span text:style-name="T376">when</text:span><text:span text:style-name="T377">: manual</text:span></text:p>
          </table:table-cell>
          <table:table-cell table:style-name="ce65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6">
          <table:table-cell table:style-name="ce65" office:value-type="string" calcext:value-type="string">
            <text:p><text:span text:style-name="T376">deploy</text:span><text:span text:style-name="T377">:</text:span></text:p>
            <text:p><text:span text:style-name="T376">rules</text:span><text:span text:style-name="T377">:</text:span></text:p>
            <text:p><text:span text:style-name="T379">- </text:span><text:span text:style-name="T380">if</text:span><text:span text:style-name="T381">: '$CI_COMMIT_REF_NAME == "master"'</text:span></text:p>
            <text:p><text:span text:style-name="T379">- </text:span><text:span text:style-name="T380">when</text:span><text:span text:style-name="T381">: manual</text:span></text:p>
          </table:table-cell>
          <table:table-cell table:style-name="ce79" office:value-type="string" calcext:value-type="string">
            <text:p><text:span text:style-name="T341">УСЛОВИЯ запуска лучше ставить через </text:span><text:span text:style-name="T394">rules</text:span><text:span text:style-name="T395">, НЕ через only/except</text:span>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1">
          <table:table-cell table:style-name="ce78" table:number-columns-repeated="2"/>
          <table:table-cell table:number-columns-repeated="1022"/>
        </table:table-row>
        <table:table-row table:style-name="ro1" table:number-rows-repeated="26">
          <table:table-cell table:style-name="ce65" table:number-columns-repeated="2"/>
          <table:table-cell table:number-columns-repeated="1022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75"/>
        <table:table-column table:style-name="co8" table:default-cell-style-name="ce75"/>
        <table:table-column table:style-name="co3" table:number-columns-repeated="62" table:default-cell-style-name="ce75"/>
        <table:table-column table:style-name="co4" table:number-columns-repeated="960" table:default-cell-style-name="ce71"/>
        <table:table-row table:style-name="ro30">
          <table:table-cell table:style-name="ce98" office:value-type="string" calcext:value-type="string">
            <text:p>https://habr.com/ru/post/310460</text:p>
            <text:p/>
          </table:table-cell>
          <table:table-cell table:style-name="ce98" office:value-type="string" calcext:value-type="string">
            <text:p><text:span text:style-name="T547">отличное пособие</text:span></text:p>
          </table:table-cell>
          <table:table-cell table:number-columns-repeated="1022"/>
        </table:table-row>
        <table:table-row table:style-name="ro4">
          <table:table-cell table:style-name="ce99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05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99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05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10">
          <table:table-cell table:style-name="ce100"/>
          <table:table-cell table:style-name="ce105" office:value-type="string" calcext:value-type="string">
            <text:p><text:span text:style-name="T548">Docker Desktop</text:span> разворачивает приложения по умолчанию на адресе localhost</text:p>
            <text:p><text:span text:style-name="T548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00" office:value-type="string" calcext:value-type="string">
            <text:p/>
            <text:p>winpty docker exec -it //bin//sh</text:p>
          </table:table-cell>
          <table:table-cell table:style-name="ce100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31">
          <table:table-cell table:style-name="ce101" office:value-type="string" calcext:value-type="string">
            <text:p>sudo groupadd docker</text:p>
            <text:p/>
            <text:p><text:span text:style-name="T396">sudo gpasswd -a $USER docker</text:span></text:p>
          </table:table-cell>
          <table:table-cell table:style-name="ce105" office:value-type="string" calcext:value-type="string">
            <text:p><text:span text:style-name="T549">To run docker without sudo:</text:span></text:p>
            <text:p><text:span text:style-name="T549">Add the docker group if it doesn't already exist.</text:span></text:p>
            <text:p><text:span text:style-name="T549">Add the connected user "$USER" to the docker group.</text:span></text:p>
            <text:p/>
            <text:p><text:span text:style-name="T549">Change the user name to match your preferred user if you do not want to use your current user:</text:span></text:p>
            <text:p/>
            <text:p><text:span text:style-name="T550">Either do a </text:span><text:span text:style-name="T551">newgrp docker</text:span><text:span text:style-name="T552"> or log out/in to activate the changes to groups.</text:span></text:p>
            <text:p><text:span text:style-name="T549">You can use</text:span></text:p>
            <text:p><text:span text:style-name="T396">docker run hello-world</text:span></text:p>
            <text:p><text:span text:style-name="T549">to check if you can run docker without sudo.</text:span></text:p>
            <text:p><text:span text:style-name="T396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102" office:value-type="string" calcext:value-type="string">
            <text:p>Анализ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103" office:value-type="string" calcext:value-type="string">
            <text:p>docker <text:span text:style-name="T326">ps</text:span></text:p>
          </table:table-cell>
          <table:table-cell table:style-name="ce65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97">docker ps --all</text:span></text:p>
          </table:table-cell>
          <table:table-cell table:style-name="ce65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docker ps -a</text:p>
          </table:table-cell>
          <table:table-cell table:style-name="ce65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<text:span text:style-name="T398">docker ps</text:span><text:span text:style-name="T399"> </text:span><text:span text:style-name="T400">-a -q</text:span></text:p>
          </table:table-cell>
          <table:table-cell table:style-name="ce65" office:value-type="string" calcext:value-type="string">
            <text:p><text:span text:style-name="T553">увидеть </text:span><text:span text:style-name="T400">только ID всех</text:span><text:span text:style-name="T399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98">docker</text:span><text:span text:style-name="T399"> </text:span><text:span text:style-name="T400">images</text:span></text:p>
          </table:table-cell>
          <table:table-cell table:style-name="ce65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401">docker logs</text:span><text:span text:style-name="T399"> </text:span><text:span text:style-name="T402">&lt;container ID&gt;</text:span></text:p>
          </table:table-cell>
          <table:table-cell table:style-name="ce65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403">docker </text:span><text:span text:style-name="T404">run</text:span><text:span text:style-name="T405"> -it </text:span><text:span text:style-name="T406">&lt;image name or ID&gt; </text:span><text:span text:style-name="T404">sh</text:span></text:p>
          </table:table-cell>
          <table:table-cell table:style-name="ce65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407">docker </text:span><text:span text:style-name="T408">volume ls</text:span></text:p>
          </table:table-cell>
          <table:table-cell table:style-name="ce10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05" table:number-columns-repeated="2"/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 <text:span text:style-name="T327">search</text:span> tomcat</text:p>
          </table:table-cell>
          <table:table-cell table:style-name="ce65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05"/>
          <table:table-cell table:style-name="ce65"/>
          <table:table-cell table:number-columns-repeated="1022"/>
        </table:table-row>
        <table:table-row table:style-name="ro2">
          <table:table-cell table:style-name="ce102" office:value-type="string" calcext:value-type="string">
            <text:p>ТЭГИ</text:p>
          </table:table-cell>
          <table:table-cell table:style-name="ce102"/>
          <table:table-cell table:number-columns-repeated="1022"/>
        </table:table-row>
        <table:table-row table:style-name="ro32">
          <table:table-cell table:style-name="ce65"/>
          <table:table-cell table:style-name="ce65" office:value-type="string" calcext:value-type="string">
            <text:p><text:span text:style-name="T326">Создают доп. ссылку на имадж.</text:span></text:p>
            <text:p><text:span text:style-name="T326">Старая ссылка, если была, то остается, и получается 2 ссылки на 1 имадж.</text:span></text:p>
            <text:p><text:span text:style-name="T326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05" office:value-type="string" calcext:value-type="string">
            <text:p>docker <text:span text:style-name="T327">tag</text:span> <text:span text:style-name="T409">0e5574283393</text:span> <text:span text:style-name="T350">fedora</text:span>/<text:span text:style-name="T350">httpd</text:span>:<text:span text:style-name="T410">version1.0</text:span></text:p>
          </table:table-cell>
          <table:table-cell table:style-name="ce65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docker tag httpd:test fedora/httpd:version1.0.test</text:p>
          </table:table-cell>
          <table:table-cell table:style-name="ce65"/>
          <table:table-cell table:number-columns-repeated="1022"/>
        </table:table-row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Построение образа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4">
          <table:table-cell table:style-name="ce109" office:value-type="string" calcext:value-type="string">
            <text:p>docker build .</text:p>
          </table:table-cell>
          <table:table-cell table:style-name="ce65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3">
          <table:table-cell table:style-name="ce65" office:value-type="string" calcext:value-type="string">
            <text:p><text:span text:style-name="T411">docker build</text:span> <text:span text:style-name="T412">-t </text:span><text:span text:style-name="T413">&lt;имя имаджа&gt;</text:span>:<text:span text:style-name="T350">&lt;тэг&gt;</text:span> . <text:span text:style-name="T327">--no-cache</text:span></text:p>
          </table:table-cell>
          <table:table-cell table:style-name="ce67" office:value-type="string" calcext:value-type="string">
            <text:p>остроить имадж <text:span text:style-name="T554">с указанием имени и тэга</text:span>, <text:span text:style-name="T555">не используя кэш</text:span></text:p>
          </table:table-cell>
          <table:table-cell table:number-columns-repeated="1022"/>
        </table:table-row>
        <table:table-row table:style-name="ro10">
          <table:table-cell table:style-name="ce65" office:value-type="string" calcext:value-type="string">
            <text:p><text:span text:style-name="T414">docker build </text:span><text:span text:style-name="T415">-f Dockerfile</text:span><text:span text:style-name="T416"> -t </text:span><text:span text:style-name="T417">&lt;имя имаджа&gt;</text:span><text:span text:style-name="T418">:&lt;тэг&gt; </text:span><text:span text:style-name="T416">.</text:span></text:p>
          </table:table-cell>
          <table:table-cell table:style-name="ce65" office:value-type="string" calcext:value-type="string">
            <text:p><text:span text:style-name="T489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4">
          <table:table-cell table:style-name="ce105" office:value-type="string" calcext:value-type="string">
            <text:p><text:span text:style-name="T419">docker build -t </text:span><text:span text:style-name="T420">&lt;DockerHub account name&gt;</text:span><text:span text:style-name="T421">/</text:span><text:span text:style-name="T422">&lt;New Image name&gt;</text:span><text:span text:style-name="T423">:</text:span><text:span text:style-name="T424">&lt;Tag of version&gt;</text:span><text:span text:style-name="T421"> .</text:span></text:p>
          </table:table-cell>
          <table:table-cell table:style-name="ce65" office:value-type="string" calcext:value-type="string">
            <text:p><text:span text:style-name="T489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-t</text:p>
          </table:table-cell>
          <table:table-cell table:style-name="ce65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-p</text:p>
          </table:table-cell>
          <table:table-cell table:style-name="ce65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-d</text:p>
          </table:table-cell>
          <table:table-cell table:style-name="ce65" office:value-type="string" calcext:value-type="string">
            <text:p><text:span text:style-name="T553">запускает образ в </text:span><text:span text:style-name="T556">detached режиме (</text:span><text:span text:style-name="T399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10">
          <table:table-cell table:style-name="ce65" office:value-type="string" calcext:value-type="string">
            <text:p>--no-cache</text:p>
          </table:table-cell>
          <table:table-cell table:style-name="ce65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65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425">docker run -it </text:span><text:span text:style-name="T426">&lt;image name or ID&gt; </text:span><text:span text:style-name="T427">sh</text:span></text:p>
          </table:table-cell>
          <table:table-cell table:style-name="ce65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Запуск</text:p>
          </table:table-cell>
          <table:table-cell table:style-name="ce102"/>
          <table:table-cell table:number-columns-repeated="1022"/>
        </table:table-row>
        <table:table-row table:style-name="ro2">
          <table:table-cell table:style-name="ce110" office:value-type="string" calcext:value-type="string">
            <text:p>run <text:span text:style-name="T428">= docker create + docker start</text:span></text:p>
          </table:table-cell>
          <table:table-cell table:style-name="ce65"/>
          <table:table-cell table:number-columns-repeated="1022"/>
        </table:table-row>
        <table:table-row table:style-name="ro10">
          <table:table-cell table:style-name="ce105" office:value-type="string" calcext:value-type="string">
            <text:p><text:span text:style-name="T429">docker run </text:span><text:span text:style-name="T430">&lt;имя имаджа&gt;</text:span></text:p>
          </table:table-cell>
          <table:table-cell table:style-name="ce65" office:value-type="string" calcext:value-type="string">
            <text:p><text:span text:style-name="T489">запустить контейнер,</text:span></text:p>
            <text:p><text:span text:style-name="T489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431">docker run</text:span><text:span text:style-name="T432"> </text:span><text:span text:style-name="T433">&lt;имя имаджа&gt; </text:span><text:span text:style-name="T432">command</text:span></text:p>
          </table:table-cell>
          <table:table-cell table:style-name="ce100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434">docker run</text:span><text:span text:style-name="T423"> </text:span><text:span text:style-name="T435">--name</text:span><text:span text:style-name="T423"> </text:span><text:span text:style-name="T436">&lt;имя контейнера&gt;</text:span><text:span text:style-name="T423"> </text:span><text:span text:style-name="T437">&lt;имя имаджа&gt;</text:span></text:p>
          </table:table-cell>
          <table:table-cell table:style-name="ce65" office:value-type="string" calcext:value-type="string">
            <text:p><text:span text:style-name="T557">создать и запустить контейнер, указав ему </text:span><text:span text:style-name="T558">ИМЯ</text:span></text:p>
          </table:table-cell>
          <table:table-cell table:number-columns-repeated="1022"/>
        </table:table-row>
        <table:table-row table:style-name="ro4">
          <table:table-cell table:style-name="ce114" office:value-type="string" calcext:value-type="string">
            <text:p><text:span text:style-name="T438">docker </text:span><text:span text:style-name="T439">run --name </text:span><text:span text:style-name="T440">&lt;имя контейнера&gt;</text:span><text:span text:style-name="T441"> </text:span><text:span text:style-name="T442">-d</text:span><text:span text:style-name="T443"> </text:span><text:span text:style-name="T444">&lt;имя имаджа&gt;</text:span></text:p>
          </table:table-cell>
          <table:table-cell table:style-name="ce167" office:value-type="string" calcext:value-type="string">
            <text:p>создать и запустить контейнер <text:span text:style-name="T559">фоном, ДЕМОНОМ</text:span><text:span text:style-name="T560">.</text:span>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167"/>
          <table:table-cell table:number-columns-repeated="1022"/>
        </table:table-row>
        <table:table-row table:style-name="ro4">
          <table:table-cell table:style-name="ce159" office:value-type="string" calcext:value-type="string">
            <text:p><text:span text:style-name="T445">start </text:span><text:span text:style-name="T446">&lt;container ID&gt;</text:span></text:p>
          </table:table-cell>
          <table:table-cell table:style-name="ce100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425">docker start</text:span><text:span text:style-name="T427"> </text:span><text:span text:style-name="T447">225824d4f37c</text:span></text:p>
          </table:table-cell>
          <table:table-cell table:style-name="ce100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4">
          <table:table-cell table:style-name="ce105" office:value-type="string" calcext:value-type="string">
            <text:p><text:span text:style-name="T403">docker start</text:span><text:span text:style-name="T448"> </text:span><text:span text:style-name="T449">-a</text:span><text:span text:style-name="T448"> </text:span><text:span text:style-name="T450">225824d4f37c</text:span></text:p>
          </table:table-cell>
          <table:table-cell table:style-name="ce105" office:value-type="string" calcext:value-type="string">
            <text:p><text:span text:style-name="T561">start a container with ID 225824d4f37c </text:span><text:span text:style-name="T562">showing</text:span><text:span text:style-name="T427"> its output in terminal</text:span></text:p>
          </table:table-cell>
          <table:table-cell table:number-columns-repeated="1022"/>
        </table:table-row>
        <table:table-row table:style-name="ro4">
          <table:table-cell table:style-name="ce160" office:value-type="string" calcext:value-type="string">
            <text:p><text:span text:style-name="T451">docker </text:span><text:span text:style-name="T452">run</text:span><text:span text:style-name="T453"> </text:span><text:span text:style-name="T454">-it</text:span><text:span text:style-name="T453"> </text:span><text:span text:style-name="T455">-p</text:span><text:span text:style-name="T453"> 1234:8080 </text:span><text:span text:style-name="T456">&lt;имя имаджа&gt;</text:span></text:p>
          </table:table-cell>
          <table:table-cell table:style-name="ce168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10">
          <table:table-cell table:style-name="ce161" office:value-type="string" calcext:value-type="string">
            <text:p><text:span text:style-name="T457">sudo docker</text:span><text:span text:style-name="T458"> </text:span><text:span text:style-name="T457">run</text:span><text:span text:style-name="T458"> </text:span><text:span text:style-name="T459">-it -p</text:span><text:span text:style-name="T458"> 8080:8080 --network=</text:span><text:span text:style-name="T460">"host"</text:span><text:span text:style-name="T458"> </text:span><text:span text:style-name="T457">--name</text:span><text:span text:style-name="T461"> </text:span><text:span text:style-name="T462">&lt;имя контейнера&gt;</text:span><text:span text:style-name="T463"> </text:span><text:span text:style-name="T464">&lt;имя имаджа&gt;</text:span></text:p>
          </table:table-cell>
          <table:table-cell table:style-name="ce169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35">
          <table:table-cell table:style-name="ce162" office:value-type="string" calcext:value-type="string">
            <text:p><text:span text:style-name="T465">docker </text:span><text:span text:style-name="T466">run</text:span><text:span text:style-name="T467"> </text:span><text:span text:style-name="T468">-it</text:span><text:span text:style-name="T467"> </text:span><text:span text:style-name="T469">-p</text:span><text:span text:style-name="T467"> 1234:8080 tomcat</text:span></text:p>
          </table:table-cell>
          <table:table-cell table:style-name="ce107" office:value-type="string" calcext:value-type="string">
            <text:p><text:span text:style-name="T370">запустить Томкат</text:span></text:p>
            <text:p><text:span text:style-name="T563">-it</text:span><text:span text:style-name="T516"> - интерактивно, будем видеть, как он бежит в терминале,</text:span></text:p>
            <text:p><text:span text:style-name="T563">-p</text:span><text:span text:style-name="T516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 run -it -p 8888:80 nginx</text:p>
          </table:table-cell>
          <table:table-cell table:style-name="ce107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107" table:number-columns-repeated="2"/>
          <table:table-cell table:number-columns-repeated="1022"/>
        </table:table-row>
        <table:table-row table:style-name="ro2">
          <table:table-cell table:style-name="ce163" office:value-type="string" calcext:value-type="string">
            <text:p>С открытым терминалом внутри контейнера</text:p>
          </table:table-cell>
          <table:table-cell table:style-name="ce163"/>
          <table:table-cell table:number-columns-repeated="1022"/>
        </table:table-row>
        <table:table-row table:style-name="ro36">
          <table:table-cell table:style-name="ce105" office:value-type="string" calcext:value-type="string">
            <text:p><text:span text:style-name="T470">docker run </text:span><text:span text:style-name="T471">busybox</text:span><text:span text:style-name="T432"> </text:span><text:span text:style-name="T472">&lt;LINUX COMMAND&gt;</text:span></text:p>
          </table:table-cell>
          <table:table-cell table:style-name="ce105" office:value-type="string" calcext:value-type="string">
            <text:p><text:span text:style-name="T561">контейнер</text:span><text:span text:style-name="T564">, </text:span><text:span text:style-name="T565">позволяющий выполнять комманды Linux</text:span></text:p>
          </table:table-cell>
          <table:table-cell table:number-columns-repeated="1022"/>
        </table:table-row>
        <table:table-row table:style-name="ro37">
          <table:table-cell table:style-name="ce105" office:value-type="string" calcext:value-type="string">
            <text:p><text:span text:style-name="T473">docker run </text:span><text:span text:style-name="T474">-it</text:span><text:span text:style-name="T475"> </text:span><text:span text:style-name="T476">busybox</text:span><text:span text:style-name="T475"> </text:span><text:span text:style-name="T477">sh</text:span></text:p>
          </table:table-cell>
          <table:table-cell table:style-name="ce105" office:value-type="string" calcext:value-type="string">
            <text:p><text:span text:style-name="T566">run a container with this window </text:span><text:span text:style-name="T567">connected to STDIN</text:span><text:span text:style-name="T448"> of a container and </text:span><text:span text:style-name="T568">linux terminal opened</text:span><text:span text:style-name="T448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63" office:value-type="string" calcext:value-type="string">
            <text:p>С ПОРТАМИ</text:p>
          </table:table-cell>
          <table:table-cell table:style-name="ce163"/>
          <table:table-cell table:number-columns-repeated="1022"/>
        </table:table-row>
        <table:table-row table:style-name="ro35">
          <table:table-cell table:style-name="ce105" office:value-type="string" calcext:value-type="string">
            <text:p><text:span text:style-name="T478">docker run</text:span><text:span text:style-name="T423"> </text:span><text:span text:style-name="T479">-p</text:span><text:span text:style-name="T423"> </text:span><text:span text:style-name="T479">8080</text:span><text:span text:style-name="T423">:8080 </text:span><text:span text:style-name="T437">&lt;image name or ID&gt;</text:span></text:p>
          </table:table-cell>
          <table:table-cell table:style-name="ce105" office:value-type="string" calcext:value-type="string">
            <text:p><text:span text:style-name="T561">Порты: </text:span><text:span text:style-name="T569">СНАРУЖИ</text:span><text:span text:style-name="T427">:ВНУТРИ.</text:span></text:p>
            <text:p><text:span text:style-name="T561">run a container with </text:span><text:span text:style-name="T570">redirecting incoming fetches</text:span><text:span text:style-name="T427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63" office:value-type="string" calcext:value-type="string">
            <text:p>самоликвидация контейнера</text:p>
          </table:table-cell>
          <table:table-cell table:style-name="ce163"/>
          <table:table-cell table:number-columns-repeated="1022"/>
        </table:table-row>
        <table:table-row table:style-name="ro34">
          <table:table-cell table:style-name="ce105" office:value-type="string" calcext:value-type="string">
            <text:p><text:span text:style-name="T419">docker run --name</text:span><text:span text:style-name="T423"> </text:span><text:span text:style-name="T480">&lt;имя контейнера&gt;</text:span><text:span text:style-name="T423"> </text:span><text:span text:style-name="T481">-d</text:span><text:span text:style-name="T435"> --rm </text:span><text:span text:style-name="T424">&lt;имя имаджа&gt;</text:span></text:p>
          </table:table-cell>
          <table:table-cell table:style-name="ce105" office:value-type="string" calcext:value-type="string">
            <text:p><text:span text:style-name="T571">- создать и запустить контейнер </text:span><text:span text:style-name="T525">фоном</text:span><text:span text:style-name="T512">, </text:span><text:span text:style-name="T545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docker run --rm --name &lt;имя контейнера&gt; -d -p 8080:8080 &lt;имя имаджа&gt;</text:p>
          </table:table-cell>
          <table:table-cell table:style-name="ce105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163" office:value-type="string" calcext:value-type="string">
            <text:p>ВРЕМЕННЫЕ ЗОНЫ</text:p>
          </table:table-cell>
          <table:table-cell table:style-name="ce163"/>
          <table:table-cell table:number-columns-repeated="1022"/>
        </table:table-row>
        <table:table-row table:style-name="ro4">
          <table:table-cell table:style-name="ce65" office:value-type="string" calcext:value-type="string">
            <text:p><text:span text:style-name="T414">docker run --rm --name</text:span><text:span text:style-name="T418"> </text:span><text:span text:style-name="T482">&lt;имя контейнера&gt;</text:span><text:span text:style-name="T418"> -d -p 8080:8080 </text:span><text:span text:style-name="T483">-e TZ=Europe/Moscow</text:span><text:span text:style-name="T418"> &lt;имя имаджа&gt;</text:span></text:p>
          </table:table-cell>
          <table:table-cell table:style-name="ce65" office:value-type="string" calcext:value-type="string">
            <text:p><text:span text:style-name="T489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ХРАНЕНИЕ ДАННЫХ</text:p>
          </table:table-cell>
          <table:table-cell table:style-name="ce102"/>
          <table:table-cell table:number-columns-repeated="1022"/>
        </table:table-row>
        <table:table-row table:style-name="ro3">
          <table:table-cell table:style-name="ce164" office:value-type="string" calcext:value-type="string">
            <text:p><text:span text:style-name="T484">docker run --name</text:span> <text:span text:style-name="T485">&lt;имя контейнера&gt; </text:span>-<text:span text:style-name="T486">d</text:span> -<text:span text:style-name="T487">p</text:span> 8080:8080 -<text:span text:style-name="T488">e</text:span> <text:span text:style-name="T489">TZ</text:span>=<text:span text:style-name="T490">Europe</text:span>/<text:span text:style-name="T491">Moscow</text:span> <text:span text:style-name="T492">-v &lt;абсолютный путь на хостовой машине&gt;: &lt;абсолютный путь внутри контейнера</text:span><text:span text:style-name="T493">&gt; &lt;имя имаджа&gt;</text:span></text:p>
          </table:table-cell>
          <table:table-cell table:style-name="ce65" office:value-type="string" calcext:value-type="string">
            <text:p><text:span text:style-name="T553">монтирование папки для сохранения данных </text:span><text:span text:style-name="T400">внутри контейнера</text:span><text:span text:style-name="T399"> между запусками</text:span></text:p>
          </table:table-cell>
          <table:table-cell table:number-columns-repeated="1022"/>
        </table:table-row>
        <table:table-row table:style-name="ro32">
          <table:table-cell table:style-name="ce105" office:value-type="string" calcext:value-type="string">
            <text:p><text:span text:style-name="T494">docker run -p 3000:3000 </text:span><text:span text:style-name="T474">-v app/node_modules</text:span><text:span text:style-name="T495"> </text:span><text:span text:style-name="T496">-v $(pwd):/app</text:span><text:span text:style-name="T495"> </text:span><text:span text:style-name="T476">&lt;image ID&gt;</text:span></text:p>
          </table:table-cell>
          <table:table-cell table:style-name="ce105" office:value-type="string" calcext:value-type="string">
            <text:p><text:span text:style-name="T572">put a bookmark on a nod modules folder of a container (bookmark means «Don“t touch it, don“t reference, this folder works fine»)</text:span><text:span text:style-name="T427"> and </text:span><text:span text:style-name="T573">make reference of our (PWD — print working directory) workdir folder to a folder inside a container</text:span></text:p>
            <text:p><text:span text:style-name="T370">(we make a volume = refernce)</text:span></text:p>
          </table:table-cell>
          <table:table-cell table:number-columns-repeated="1022"/>
        </table:table-row>
        <table:table-row table:style-name="ro10">
          <table:table-cell table:style-name="ce105" office:value-type="string" calcext:value-type="string">
            <text:p><text:span text:style-name="T497">docker</text:span><text:span text:style-name="T498"> </text:span><text:span text:style-name="T499">run</text:span><text:span text:style-name="T500"> --</text:span><text:span text:style-name="T501">rm</text:span><text:span text:style-name="T502"> -</text:span><text:span text:style-name="T501">d</text:span><text:span text:style-name="T500"> -</text:span><text:span text:style-name="T499">p</text:span><text:span text:style-name="T503"> 27017: 27017 </text:span><text:span text:style-name="T499">mongo</text:span></text:p>
          </table:table-cell>
          <table:table-cell table:style-name="ce105" office:value-type="string" calcext:value-type="string">
            <text:p><text:span text:style-name="T370">запуск контейнера </text:span>Mongo из имаджа с Докер-библиотеки. <text:span text:style-name="T548">Временная</text:span> ДБ, которая <text:span text:style-name="T548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05" table:number-columns-repeated="2"/>
          <table:table-cell table:number-columns-repeated="1022"/>
        </table:table-row>
        <table:table-row table:style-name="ro1">
          <table:table-cell table:style-name="ce105"/>
          <table:table-cell table:style-name="ce65"/>
          <table:table-cell table:number-columns-repeated="1022"/>
        </table:table-row>
        <table:table-row table:style-name="ro2">
          <table:table-cell table:style-name="ce163" office:value-type="string" calcext:value-type="string">
            <text:p>VOLUMES</text:p>
          </table:table-cell>
          <table:table-cell table:style-name="ce163"/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504">docker volume create</text:span><text:span text:style-name="T427"> </text:span><text:span text:style-name="T505">&lt;имя волюма&gt;</text:span></text:p>
          </table:table-cell>
          <table:table-cell table:style-name="ce105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506">docker volume ls</text:span></text:p>
          </table:table-cell>
          <table:table-cell table:style-name="ce10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05" office:value-type="string" calcext:value-type="string">
            <text:p><text:span text:style-name="T507">docker run --rm --name</text:span> &lt; имя контейнера &gt; <text:span text:style-name="T508">-d -p 8080:8080 -e TZ=Europe/Moscow -</text:span><text:span text:style-name="T509">v &lt;ИМЯ ВОЛЮМА&gt;: &lt;абсолютный путь внутри контейнера</text:span>&gt; &lt; имя имаджа &gt;</text:p>
          </table:table-cell>
          <table:table-cell table:style-name="ce105" office:value-type="string" calcext:value-type="string">
            <text:p>монтирование папки для сохранения данных <text:span text:style-name="T574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05" table:number-columns-repeated="2"/>
          <table:table-cell table:number-columns-repeated="1022"/>
        </table:table-row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Работа с функционирующим контейнером</text:p>
          </table:table-cell>
          <table:table-cell table:style-name="ce102"/>
          <table:table-cell table:number-columns-repeated="1022"/>
        </table:table-row>
        <table:table-row table:style-name="ro2">
          <table:table-cell table:style-name="ce165" office:value-type="string" calcext:value-type="string">
            <text:p>exec</text:p>
          </table:table-cell>
          <table:table-cell table:style-name="ce100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<text:span text:style-name="T397">docker</text:span> exec -it &lt;container ID&gt; &lt;command&gt;</text:p>
          </table:table-cell>
          <table:table-cell table:style-name="ce65" office:value-type="string" calcext:value-type="string">
            <text:p><text:span text:style-name="T575">allows to provide input</text:span><text:span text:style-name="T418"> </text:span><text:span text:style-name="T415">with tips and help</text:span><text:span text:style-name="T418"> to STDIN and </text:span><text:span text:style-name="T576">send another command</text:span><text:span text:style-name="T418"> to a container</text:span>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97">docker</text:span> exec -u 0 -it &lt;container ID&gt; /bin/bash</text:p>
          </table:table-cell>
          <table:table-cell table:style-name="ce65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510">docker exec -it </text:span><text:span text:style-name="T511">&lt;container ID&gt;</text:span><text:span text:style-name="T512"> </text:span><text:span text:style-name="T513">sh</text:span></text:p>
          </table:table-cell>
          <table:table-cell table:style-name="ce105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 exec -it <text:span text:style-name="T514">&lt;container ID&gt;</text:span> /bin/bash</text:p>
          </table:table-cell>
          <table:table-cell table:style-name="ce105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489">Ctrl+D or ‘exit’</text:span></text:p>
          </table:table-cell>
          <table:table-cell table:style-name="ce100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38">
          <table:table-cell table:style-name="ce105" office:value-type="string" calcext:value-type="string">
            <text:p><text:span text:style-name="T515">docker </text:span><text:span text:style-name="T408">commit</text:span><text:span text:style-name="T516"> </text:span><text:span text:style-name="T517">-c</text:span><text:span text:style-name="T516"> </text:span><text:span text:style-name="T518">„CMD [«redis-server»]“</text:span><text:span text:style-name="T516"> </text:span><text:span text:style-name="T519">&lt;ID of a container&gt;</text:span></text:p>
          </table:table-cell>
          <table:table-cell table:style-name="ce105" office:value-type="string" calcext:value-type="string">
            <text:p><text:span text:style-name="T370">Создаёт имадж из выбранного контейнера.</text:span></text:p>
            <text:p><text:span text:style-name="T370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370">Именно так на каждом шагу делают Dockerfiles</text:span></text:p>
          </table:table-cell>
          <table:table-cell table:number-columns-repeated="1022"/>
        </table:table-row>
        <table:table-row table:style-name="ro36">
          <table:table-cell table:style-name="ce105" office:value-type="string" calcext:value-type="string">
            <text:p><text:span text:style-name="T407">docker </text:span><text:span text:style-name="T408">commit</text:span><text:span text:style-name="T520"> </text:span><text:span text:style-name="T521">5267e21d140</text:span><text:span text:style-name="T520"> </text:span><text:span text:style-name="T522">denis_v2</text:span><text:span text:style-name="T520">:</text:span><text:span text:style-name="T523">latest</text:span></text:p>
          </table:table-cell>
          <table:table-cell table:style-name="ce65"/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11">
          <table:table-cell table:style-name="ce65" office:value-type="string" calcext:value-type="string">
            <text:p><text:span text:style-name="T397">docker</text:span> <text:span text:style-name="T524">cp</text:span> foo.txt <text:span text:style-name="T410">mycontainer</text:span>:/foo.txt</text:p>
          </table:table-cell>
          <table:table-cell table:style-name="ce65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97">docker</text:span> <text:span text:style-name="T524">cp</text:span> mycontainer:/foo.txt foo.txt</text:p>
          </table:table-cell>
          <table:table-cell table:style-name="ce65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<text:span text:style-name="T397">docker</text:span> <text:span text:style-name="T524">cp</text:span> src/. mycontainer:/target</text:p>
            <text:p><text:span text:style-name="T397">docker</text:span> <text:span text:style-name="T524">cp</text:span> mycontainer:/src/. target</text:p>
          </table:table-cell>
          <table:table-cell table:style-name="ce65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Остановка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34">
          <table:table-cell table:style-name="ce105" office:value-type="string" calcext:value-type="string">
            <text:p><text:span text:style-name="T470">docker </text:span><text:span text:style-name="T525">stop</text:span><text:span text:style-name="T432"> </text:span><text:span text:style-name="T511">&lt;name or ID of a container&gt;</text:span></text:p>
          </table:table-cell>
          <table:table-cell table:style-name="ce105" office:value-type="string" calcext:value-type="string">
            <text:p><text:span text:style-name="T577">stop </text:span><text:span text:style-name="T516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6">
          <table:table-cell table:style-name="ce105" office:value-type="string" calcext:value-type="string">
            <text:p><text:span text:style-name="T510">docker </text:span><text:span text:style-name="T513">kill</text:span><text:span text:style-name="T512"> </text:span><text:span text:style-name="T511">&lt;name or ID of a container&gt;</text:span></text:p>
          </table:table-cell>
          <table:table-cell table:style-name="ce105" office:value-type="string" calcext:value-type="string">
            <text:p><text:span text:style-name="T578">kill</text:span><text:span text:style-name="T447"> container </text:span><text:span text:style-name="T427">immediately</text:span>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397">docker</text:span> <text:span text:style-name="T526">stop</text:span> $(<text:span text:style-name="T397">docker</text:span> <text:span text:style-name="T524">ps</text:span> -a -q)</text:p>
          </table:table-cell>
          <table:table-cell table:style-name="ce65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1">
          <table:table-cell table:style-name="ce71" table:number-columns-repeated="2"/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Удаление</text:p>
          </table:table-cell>
          <table:table-cell table:style-name="ce102"/>
          <table:table-cell table:number-columns-repeated="1022"/>
        </table:table-row>
        <table:table-row table:style-name="ro10">
          <table:table-cell table:style-name="ce165" office:value-type="string" calcext:value-type="string">
            <text:p>system prune</text:p>
          </table:table-cell>
          <table:table-cell table:style-name="ce105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65"/>
          <table:table-cell table:style-name="ce105"/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<text:span text:style-name="T527"> </text:span><text:span text:style-name="T528">rm</text:span><text:span text:style-name="T529"> </text:span><text:span text:style-name="T530">&lt;ID контейнера или имя&gt;</text:span></text:p>
          </table:table-cell>
          <table:table-cell table:style-name="ce65" office:value-type="string" calcext:value-type="string">
            <text:p><text:span text:style-name="T553">остановить выполнение контейнера и </text:span><text:span text:style-name="T400">удалить</text:span><text:span text:style-name="T399"> его</text:span></text:p>
          </table:table-cell>
          <table:table-cell table:number-columns-repeated="1022"/>
        </table:table-row>
        <table:table-row table:style-name="ro2">
          <table:table-cell table:style-name="ce107" office:value-type="string" calcext:value-type="string">
            <text:p><text:span text:style-name="T531">docker rm</text:span><text:span text:style-name="T532"> $(</text:span><text:span text:style-name="T533">docker ps</text:span><text:span text:style-name="T529"> -</text:span><text:span text:style-name="T534">qa)</text:span></text:p>
          </table:table-cell>
          <table:table-cell table:style-name="ce105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535">docker</text:span><text:span text:style-name="T536"> </text:span><text:span text:style-name="T537">rmi</text:span><text:span text:style-name="T536"> </text:span><text:span text:style-name="T538">&lt;имя имаджа&gt;</text:span></text:p>
          </table:table-cell>
          <table:table-cell table:style-name="ce105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pan text:style-name="T414">docker</text:span><text:span text:style-name="T418"> </text:span><text:span text:style-name="T416">rmi</text:span><text:span text:style-name="T418"> $(</text:span><text:span text:style-name="T539">docker images -q</text:span><text:span text:style-name="T418">)</text:span></text:p>
          </table:table-cell>
          <table:table-cell table:style-name="ce65" office:value-type="string" calcext:value-type="string">
            <text:p><text:span text:style-name="T489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4">
          <table:table-cell table:style-name="ce65" office:value-type="string" calcext:value-type="string">
            <text:p><text:span text:style-name="T540">sudo docker rmi </text:span><text:span text:style-name="T541">$(</text:span><text:span text:style-name="T542">sudo docker images -f</text:span><text:span text:style-name="T541"> "dangling=true" -q)</text:span></text:p>
          </table:table-cell>
          <table:table-cell table:style-name="ce99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Dockerfile</text:p>
          </table:table-cell>
          <table:table-cell table:style-name="ce102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10">
          <table:table-cell table:style-name="ce65" office:value-type="string" calcext:value-type="string">
            <text:p><text:span text:style-name="T428">FROM python:3.6</text:span></text:p>
            <text:p><text:span text:style-name="T543">RUN mkdir -p </text:span><text:span text:style-name="T544">/usr/src/app/</text:span></text:p>
            <text:p><text:span text:style-name="T543">WORKDIR </text:span><text:span text:style-name="T544">/usr/src/app/</text:span></text:p>
          </table:table-cell>
          <table:table-cell table:style-name="ce100"/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470">COPY </text:span><text:span text:style-name="T545">.</text:span><text:span text:style-name="T432"> </text:span><text:span text:style-name="T546">/usr/src/app/</text:span></text:p>
          </table:table-cell>
          <table:table-cell table:style-name="ce100" office:value-type="string" calcext:value-type="string">
            <text:p>- <text:span text:style-name="T579">a path on our computer relatively to a build context</text:span> and <text:span text:style-name="T580">a path inside a container</text:span>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00"/>
          <table:table-cell table:number-columns-repeated="1022"/>
        </table:table-row>
        <table:table-row table:style-name="ro4">
          <table:table-cell table:style-name="ce107" office:value-type="string" calcext:value-type="string">
            <text:p><text:span text:style-name="T370">CMD [“python”, “app.py”]</text:span></text:p>
          </table:table-cell>
          <table:table-cell table:style-name="ce65" office:value-type="string" calcext:value-type="string">
            <text:p><text:span text:style-name="T557">вместо CMD может быть </text:span><text:span text:style-name="T581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107" office:value-type="string" calcext:value-type="string">
            <text:p>ENV TZ Europe/Moscow</text:p>
          </table:table-cell>
          <table:table-cell table:style-name="ce170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39">
          <table:table-cell table:style-name="ce65" office:value-type="string" calcext:value-type="string">
            <text:p><text:span text:style-name="T428">FROM python:3.8</text:span></text:p>
            <text:p><text:span text:style-name="T428">RUN mkdir -p /usr/src/app1/</text:span></text:p>
            <text:p><text:span text:style-name="T428">WORKDIR /usr/src/app1/</text:span></text:p>
            <text:p><text:span text:style-name="T428">COPY . /usr/src/app1/</text:span></text:p>
            <text:p><text:span text:style-name="T428">RUN pip install --no-cache-dir -r requirements.txt</text:span></text:p>
            <text:p><text:span text:style-name="T428">EXPOSE 8080</text:span></text:p>
            <text:p/>
            <text:p><text:span text:style-name="T428">ENTRYPOINT ["python"]</text:span></text:p>
            <text:p><text:span text:style-name="T428">CMD ["flask_app1.py"]</text:span></text:p>
          </table:table-cell>
          <table:table-cell table:style-name="ce65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65" table:number-columns-repeated="2"/>
          <table:table-cell table:number-columns-repeated="1022"/>
        </table:table-row>
        <table:table-row table:style-name="ro4">
          <table:table-cell table:style-name="ce102" office:value-type="string" calcext:value-type="string">
            <text:p>docker-compose</text:p>
          </table:table-cell>
          <table:table-cell table:style-name="ce102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9">
          <table:table-cell table:style-name="ce65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65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40">
          <table:table-cell table:style-name="ce166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65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65" office:value-type="string" calcext:value-type="string">
            <text:p><text:span text:style-name="T506">docker-compose</text:span> <text:span text:style-name="T524">up</text:span></text:p>
          </table:table-cell>
          <table:table-cell table:style-name="ce65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65" table:number-columns-repeated="2"/>
          <table:table-cell table:number-columns-repeated="102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75"/>
        <table:table-column table:style-name="co10" table:default-cell-style-name="ce75"/>
        <table:table-column table:style-name="co4" table:number-columns-repeated="1022" table:default-cell-style-name="ce75"/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Windows Server</text:p>
          </table:table-cell>
          <table:table-cell table:style-name="ce66"/>
          <table:table-cell table:number-columns-repeated="1022"/>
        </table:table-row>
        <table:table-row table:style-name="ro11">
          <table:table-cell table:style-name="ce65"/>
          <table:table-cell table:style-name="ce65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hutdown -r</text:p>
          </table:table-cell>
          <table:table-cell table:style-name="ce65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65" office:value-type="string" calcext:value-type="string">
            <text:p>shutdown -r -t 60</text:p>
          </table:table-cell>
          <table:table-cell table:style-name="ce65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Windows 10</text:p>
          </table:table-cell>
          <table:table-cell table:style-name="ce66"/>
          <table:table-cell table:number-columns-repeated="1022"/>
        </table:table-row>
        <table:table-row table:style-name="ro10">
          <table:table-cell table:style-name="ce65" office:value-type="string" calcext:value-type="string">
            <text:p>powercfg.exe /hibernate off</text:p>
          </table:table-cell>
          <table:table-cell table:style-name="ce65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5" office:value-type="string" calcext:value-type="string">
            <text:p>Планировщик задач</text:p>
          </table:table-cell>
          <table:table-cell table:style-name="ce171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4">
          <table:table-cell table:style-name="ce65" office:value-type="string" calcext:value-type="string">
            <text:p>cls</text:p>
          </table:table-cell>
          <table:table-cell table:style-name="ce65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65" table:number-columns-repeated="2"/>
          <table:table-cell table:number-columns-repeated="1022"/>
        </table:table-row>
        <table:table-row table:style-name="ro4">
          <table:table-cell table:style-name="ce66" office:value-type="string" calcext:value-type="string">
            <text:p>Добавляем пути в PATH</text:p>
          </table:table-cell>
          <table:table-cell table:style-name="ce66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41">
          <table:table-cell table:style-name="ce65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582">В диалоговом окне "</text:span><text:span text:style-name="T583">Система</text:span><text:span text:style-name="T584">" → "Дополнительные параметры системы".</text:span></text:p>
            <text:p/>
          </table:table-cell>
          <table:table-cell table:style-name="ce65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42">
          <table:table-cell table:style-name="ce65" office:value-type="string" calcext:value-type="string">
            <text:p><text:span text:style-name="T582">-&gt; На вкладке "О программе" диалогового окна "Свойства системы" -&gt; "</text:span><text:span text:style-name="T583">Переменные среды</text:span><text:span text:style-name="T584">".</text:span></text:p>
            <text:p><text:span text:style-name="T325">-&gt; "Системные переменные"</text:span></text:p>
            <text:p><text:span text:style-name="T325">-&gt; прокрутите список до переменной Path, а затем выберите ее.</text:span></text:p>
            <text:p/>
            <text:p><text:span text:style-name="T325">"Изменить" в этом диалоговом окне.</text:span></text:p>
            <text:p/>
          </table:table-cell>
          <table:table-cell table:style-name="ce65"/>
          <table:table-cell table:number-columns-repeated="1022"/>
        </table:table-row>
        <table:table-row table:style-name="ro43">
          <table:table-cell table:style-name="ce65" office:value-type="string" calcext:value-type="string">
            <text:p><text:span text:style-name="T325">Добавляем папку, в которой лежат exe-шники,</text:span></text:p>
            <text:p/>
            <text:p><text:span text:style-name="T325">жмём "ОК"</text:span></text:p>
          </table:table-cell>
          <table:table-cell table:style-name="ce65"/>
          <table:table-cell table:number-columns-repeated="1022"/>
        </table:table-row>
        <table:table-row table:style-name="ro1" table:number-rows-repeated="6">
          <table:table-cell table:style-name="ce65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66" office:value-type="string" calcext:value-type="string">
            <text:p>Важные удобные штуки</text:p>
          </table:table-cell>
          <table:table-cell table:style-name="ce66"/>
        </table:table-row>
        <table:table-row table:style-name="ro2">
          <table:table-cell table:style-name="ce89" office:value-type="string" calcext:value-type="string">
            <text:p>Устройства — Общий буфер обмена — Двунаправленный</text:p>
          </table:table-cell>
          <table:table-cell table:style-name="ce89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89" office:value-type="string" calcext:value-type="string">
            <text:p>Устройства — Функция Drag&amp;Drop — Двунаправленный</text:p>
          </table:table-cell>
          <table:table-cell table:style-name="ce89"/>
        </table:table-row>
        <table:table-row table:style-name="ro1" table:number-rows-repeated="2">
          <table:table-cell table:style-name="ce89" table:number-columns-repeated="2"/>
        </table:table-row>
        <table:table-row table:style-name="ro2">
          <table:table-cell table:style-name="ce66" office:value-type="string" calcext:value-type="string">
            <text:p>УСТАНОВКА ДОПОЛНЕНИЙ НА VBOX для открытия общих папок</text:p>
          </table:table-cell>
          <table:table-cell table:style-name="ce66"/>
        </table:table-row>
        <table:table-row table:style-name="ro3">
          <table:table-cell table:style-name="ce65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65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10">
          <table:table-cell table:style-name="ce65" office:value-type="string" calcext:value-type="string">
            <text:p>cd /media/cdrom</text:p>
          </table:table-cell>
          <table:table-cell table:style-name="ce65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17">
          <table:table-cell table:style-name="ce65" office:value-type="string" calcext:value-type="string">
            <text:p><text:span text:style-name="T360">sudo sh ./VBoxLinuxAdditions.run</text:span></text:p>
            <text:p><text:span text:style-name="T360">sudo adduser username vboxsf</text:span></text:p>
            <text:p><text:span text:style-name="T360">sudo reboot</text:span></text:p>
          </table:table-cell>
          <table:table-cell table:style-name="ce65"/>
        </table:table-row>
        <table:table-row table:style-name="ro1">
          <table:table-cell table:style-name="ce66" table:number-columns-repeated="2"/>
        </table:table-row>
        <table:table-row table:style-name="ro4">
          <table:table-cell table:style-name="ce67" office:value-type="string" calcext:value-type="string">
            <text:p>genisoimage -o output_image.iso directory_name</text:p>
          </table:table-cell>
          <table:table-cell table:style-name="ce67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65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5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.00.0000</text:date>, <text:time style:data-style-name="N2" text:time-value="13:50:00.95242287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1-12-06T17:35:21.569607546</dc:date>
    <meta:editing-cycles>618</meta:editing-cycles>
    <meta:editing-duration>P2DT1H10M25S</meta:editing-duration>
    <meta:document-statistic meta:table-count="5" meta:cell-count="857" meta:object-count="0"/>
  </office:meta>
</office:document-meta>
</file>